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2" svg:font-family="OpenSymbol, 'Arial Unicode MS'"/>
    <style:font-face style:name="Tahoma4" svg:font-family="Tahoma"/>
    <style:font-face style:name="TimesNewRomanPSMT" svg:font-family="TimesNewRomanPSMT"/>
    <style:font-face style:name="Courier New" svg:font-family="'Courier New'" style:font-family-generic="modern"/>
    <style:font-face style:name="F" svg:font-family="" style:font-family-generic="roman"/>
    <style:font-face style:name="Times New Roman1" svg:font-family="'Times New Roman'" style:font-family-generic="roman"/>
    <style:font-face style:name=".Lucida Grande UI" svg:font-family="'.Lucida Grande UI'" style:font-family-generic="swiss"/>
    <style:font-face style:name="Tahoma1" svg:font-family="Tahoma" style:font-family-generic="swiss"/>
    <style:font-face style:name="Courier New1" svg:font-family="'Courier New'" style:font-family-generic="modern" style:font-pitch="fixed"/>
    <style:font-face style:name="Arial Unicode MS2" svg:font-family="'Arial Unicode MS'"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2.1146in"/>
    </style:style>
    <style:style style:name="Table10.D" style:family="table-column">
      <style:table-column-properties style:column-width="0.7563in"/>
    </style:style>
    <style:style style:name="Table10.F" style:family="table-column">
      <style:table-column-properties style:column-width="1.0813in"/>
    </style:style>
    <style:style style:name="Table10.G" style:family="table-column">
      <style:table-column-properties style:column-width="1.0785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25in"/>
    </style:style>
    <style:style style:name="Table12.E" style:family="table-column">
      <style:table-column-properties style:column-width="1.1056in"/>
    </style:style>
    <style:style style:name="Table12.F" style:family="table-column">
      <style:table-column-properties style:column-width="1.9194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3" style:family="table">
      <style:table-properties style:width="6.9146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0.5681in"/>
    </style:style>
    <style:style style:name="Table13.C" style:family="table-column">
      <style:table-column-properties style:column-width="5.7875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9146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75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6.3542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Table_20_Heading">
      <style:paragraph-properties fo:margin-top="0in" fo:margin-bottom="0in" loext:contextual-spacing="false"/>
    </style:style>
    <style:style style:name="P2" style:family="paragraph" style:parent-style-name="Table_20_Contents">
      <style:paragraph-properties fo:margin-top="0in" fo:margin-bottom="0in" loext:contextual-spacing="false" fo:text-align="center" style:justify-single-word="false"/>
    </style:style>
    <style:style style:name="P3" style:family="paragraph" style:parent-style-name="Table_20_Heading">
      <style:paragraph-properties fo:margin-top="0in" fo:margin-bottom="0in" loext:contextual-spacing="false"/>
      <style:text-properties officeooo:rsid="00159764" officeooo:paragraph-rsid="00159764"/>
    </style:style>
    <style:style style:name="P4" style:family="paragraph" style:parent-style-name="Table_20_Contents" style:list-style-name="L1">
      <style:paragraph-properties fo:margin-top="0in" fo:margin-bottom="0in" loext:contextual-spacing="false" fo:text-align="start" style:justify-single-word="false"/>
    </style:style>
    <style:style style:name="P5" style:family="paragraph" style:parent-style-name="Table_20_Contents">
      <style:paragraph-properties fo:margin-top="0in" fo:margin-bottom="0in" loext:contextual-spacing="false" fo:text-align="start" style:justify-single-word="false"/>
    </style:style>
    <style:style style:name="P6" style:family="paragraph" style:parent-style-name="Table_20_Contents">
      <style:paragraph-properties fo:margin-top="0in" fo:margin-bottom="0in" loext:contextual-spacing="false"/>
    </style:style>
    <style:style style:name="P7" style:family="paragraph" style:parent-style-name="Table_20_Contents">
      <style:paragraph-properties fo:margin-top="0in" fo:margin-bottom="0in" loext:contextual-spacing="false"/>
      <style:text-properties officeooo:rsid="000ea832" officeooo:paragraph-rsid="000ea832"/>
    </style:style>
    <style:style style:name="P8" style:family="paragraph" style:parent-style-name="Table_20_Contents">
      <style:paragraph-properties fo:margin-top="0in" fo:margin-bottom="0in" loext:contextual-spacing="false" fo:text-align="start" style:justify-single-word="false"/>
      <style:text-properties officeooo:rsid="0011d039" officeooo:paragraph-rsid="0011d039"/>
    </style:style>
    <style:style style:name="P9" style:family="paragraph" style:parent-style-name="Table_20_Heading">
      <style:paragraph-properties fo:margin-top="0in" fo:margin-bottom="0in" loext:contextual-spacing="false"/>
      <style:text-properties officeooo:rsid="0011d039" officeooo:paragraph-rsid="0011d039"/>
    </style:style>
    <style:style style:name="P10" style:family="paragraph" style:parent-style-name="Table_20_Contents" style:list-style-name="L2">
      <style:paragraph-properties fo:margin-top="0in" fo:margin-bottom="0in" loext:contextual-spacing="false" fo:text-align="start" style:justify-single-word="false"/>
    </style:style>
    <style:style style:name="P11" style:family="paragraph" style:parent-style-name="Table_20_Contents" style:list-style-name="L3">
      <style:paragraph-properties fo:margin-top="0in" fo:margin-bottom="0in" loext:contextual-spacing="false" fo:text-align="start" style:justify-single-word="false"/>
    </style:style>
    <style:style style:name="P12" style:family="paragraph" style:parent-style-name="Table_20_Contents" style:list-style-name="L4">
      <style:paragraph-properties fo:margin-top="0in" fo:margin-bottom="0in" loext:contextual-spacing="false" fo:text-align="start" style:justify-single-word="false"/>
    </style:style>
    <style:style style:name="P13" style:family="paragraph" style:parent-style-name="Table_20_Contents" style:list-style-name="L5">
      <style:paragraph-properties fo:margin-top="0in" fo:margin-bottom="0in" loext:contextual-spacing="false" fo:text-align="start" style:justify-single-word="false"/>
    </style:style>
    <style:style style:name="P1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5" style:family="paragraph" style:parent-style-name="Header">
      <style:text-properties fo:language="zxx" fo:country="none" style:language-asian="zxx" style:country-asian="none"/>
    </style:style>
    <style:style style:name="P16" style:family="paragraph" style:parent-style-name="Header">
      <style:paragraph-properties style:snap-to-layout-grid="false"/>
      <style:text-properties style:font-name="Arial1" fo:font-size="16pt" style:font-size-asian="16pt" style:font-size-complex="16pt"/>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20"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21" style:family="paragraph" style:parent-style-name="Table_20_Heading">
      <style:paragraph-properties fo:margin-top="0in" fo:margin-bottom="0in" loext:contextual-spacing="false"/>
    </style:style>
    <style:style style:name="P22" style:family="paragraph" style:parent-style-name="Table_20_Heading">
      <style:paragraph-properties fo:margin-top="0in" fo:margin-bottom="0in" loext:contextual-spacing="false"/>
      <style:text-properties officeooo:rsid="00159764" officeooo:paragraph-rsid="00159764"/>
    </style:style>
    <style:style style:name="P23" style:family="paragraph" style:parent-style-name="Table_20_Heading">
      <style:paragraph-properties fo:margin-top="0in" fo:margin-bottom="0in" loext:contextual-spacing="false"/>
      <style:text-properties officeooo:rsid="0011d039" officeooo:paragraph-rsid="0011d039"/>
    </style:style>
    <style:style style:name="P24" style:family="paragraph" style:parent-style-name="Table_20_Contents">
      <style:paragraph-properties fo:margin-top="0in" fo:margin-bottom="0in" loext:contextual-spacing="false"/>
    </style:style>
    <style:style style:name="P25" style:family="paragraph" style:parent-style-name="Table_20_Contents">
      <style:paragraph-properties fo:margin-top="0in" fo:margin-bottom="0in" loext:contextual-spacing="false" fo:text-align="center" style:justify-single-word="false"/>
    </style:style>
    <style:style style:name="P26" style:family="paragraph" style:parent-style-name="Standard">
      <style:text-properties style:font-name="TimesNewRomanPSMT" fo:font-size="12pt"/>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Contents_20_2">
      <style:paragraph-properties>
        <style:tab-stops>
          <style:tab-stop style:position="6.9252in" style:type="right" style:leader-style="dotted" style:leader-text="."/>
        </style:tab-stops>
      </style:paragraph-properties>
    </style:style>
    <style:style style:name="P29" style:family="paragraph" style:parent-style-name="Contents_20_3">
      <style:paragraph-properties>
        <style:tab-stops>
          <style:tab-stop style:position="6.9252in" style:type="right" style:leader-style="dotted" style:leader-text="."/>
        </style:tab-stops>
      </style:paragraph-properties>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Heading_20_1" style:master-page-name="First_20_Page">
      <style:paragraph-properties style:page-number="auto"/>
    </style:style>
    <style:style style:name="P32" style:family="paragraph" style:parent-style-name="Table_20_Contents">
      <style:paragraph-properties fo:margin-top="0in" fo:margin-bottom="0in" loext:contextual-spacing="false"/>
    </style:style>
    <style:style style:name="P33" style:family="paragraph" style:parent-style-name="Table_20_Contents" style:list-style-name="L31">
      <style:paragraph-properties fo:margin-top="0in" fo:margin-bottom="0in" loext:contextual-spacing="false" fo:text-align="start" style:justify-single-word="false"/>
      <style:text-properties officeooo:rsid="0011d039" officeooo:paragraph-rsid="0011d039"/>
    </style:style>
    <style:style style:name="P34" style:family="paragraph" style:parent-style-name="Table_20_Contents">
      <style:paragraph-properties fo:margin-top="0in" fo:margin-bottom="0in" loext:contextual-spacing="false" fo:text-align="start" style:justify-single-word="false"/>
      <style:text-properties officeooo:rsid="0011d039" officeooo:paragraph-rsid="0011d039"/>
    </style:style>
    <style:style style:name="P35" style:family="paragraph" style:parent-style-name="Table_20_Contents">
      <style:paragraph-properties fo:margin-top="0in" fo:margin-bottom="0in" loext:contextual-spacing="false" fo:text-align="start" style:justify-single-word="false"/>
    </style:style>
    <style:style style:name="P36" style:family="paragraph" style:parent-style-name="Table_20_Contents" style:list-style-name="L1">
      <style:paragraph-properties fo:margin-top="0in" fo:margin-bottom="0in" loext:contextual-spacing="false" fo:text-align="start" style:justify-single-word="false"/>
    </style:style>
    <style:style style:name="P37" style:family="paragraph" style:parent-style-name="Table_20_Contents" style:list-style-name="L2">
      <style:paragraph-properties fo:margin-top="0in" fo:margin-bottom="0in" loext:contextual-spacing="false" fo:text-align="start" style:justify-single-word="false"/>
    </style:style>
    <style:style style:name="P38" style:family="paragraph" style:parent-style-name="Table_20_Contents" style:list-style-name="L3">
      <style:paragraph-properties fo:margin-top="0in" fo:margin-bottom="0in" loext:contextual-spacing="false" fo:text-align="start" style:justify-single-word="false"/>
    </style:style>
    <style:style style:name="P39" style:family="paragraph" style:parent-style-name="Table_20_Contents" style:list-style-name="L4">
      <style:paragraph-properties fo:margin-top="0in" fo:margin-bottom="0in" loext:contextual-spacing="false" fo:text-align="start" style:justify-single-word="false"/>
    </style:style>
    <style:style style:name="P40" style:family="paragraph" style:parent-style-name="Table_20_Contents" style:list-style-name="L5">
      <style:paragraph-properties fo:margin-top="0in" fo:margin-bottom="0in" loext:contextual-spacing="false" fo:text-align="start" style:justify-single-word="false"/>
    </style:style>
    <style:style style:name="P41" style:family="paragraph" style:parent-style-name="Table_20_Contents" style:list-style-name="L31">
      <style:paragraph-properties fo:margin-top="0in" fo:margin-bottom="0in" loext:contextual-spacing="false" fo:text-align="start" style:justify-single-word="false"/>
    </style:style>
    <style:style style:name="P42" style:family="paragraph" style:parent-style-name="Table_20_Contents">
      <style:paragraph-properties fo:margin-top="0in" fo:margin-bottom="0in" loext:contextual-spacing="false"/>
      <style:text-properties officeooo:rsid="000ea832" officeooo:paragraph-rsid="000ea832"/>
    </style:style>
    <style:style style:name="P43" style:family="paragraph" style:parent-style-name="Table_20_Contents">
      <style:paragraph-properties fo:margin-top="0in" fo:margin-bottom="0in" loext:contextual-spacing="false" fo:text-align="center" style:justify-single-word="false"/>
    </style:style>
    <style:style style:name="P44" style:family="paragraph" style:parent-style-name="Standard" style:list-style-name="L29"/>
    <style:style style:name="P45" style:family="paragraph" style:parent-style-name="Standard" style:list-style-name="L30"/>
    <style:style style:name="P46" style:family="paragraph" style:parent-style-name="Standard" style:list-style-name="L32"/>
    <style:style style:name="P47" style:family="paragraph" style:parent-style-name="Standard" style:list-style-name="L33"/>
    <style:style style:name="P48" style:family="paragraph" style:parent-style-name="Standard" style:list-style-name="L34"/>
    <style:style style:name="P49" style:family="paragraph" style:parent-style-name="Standard" style:list-style-name="L35"/>
    <style:style style:name="P50" style:family="paragraph" style:parent-style-name="Table_20_Heading">
      <style:paragraph-properties fo:margin-top="0in" fo:margin-bottom="0in" loext:contextual-spacing="false"/>
    </style:style>
    <style:style style:name="P51" style:family="paragraph" style:parent-style-name="Table_20_Heading">
      <style:paragraph-properties fo:margin-top="0in" fo:margin-bottom="0in" loext:contextual-spacing="false"/>
      <style:text-properties officeooo:rsid="00159764" officeooo:paragraph-rsid="00159764"/>
    </style:style>
    <style:style style:name="P52" style:family="paragraph" style:parent-style-name="Table_20_Heading">
      <style:paragraph-properties fo:margin-top="0in" fo:margin-bottom="0in" loext:contextual-spacing="false"/>
      <style:text-properties officeooo:rsid="0011d039" officeooo:paragraph-rsid="0011d039"/>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4" style:family="paragraph">
      <style:text-properties style:font-name="F" fo:font-size="12pt"/>
    </style:style>
    <style:style style:name="P55" style:family="paragraph">
      <style:paragraph-properties fo:margin-top="0in" fo:margin-bottom="0in" fo:text-align="center"/>
      <style:text-properties style:font-name="F" fo:font-size="12pt"/>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7" style:family="paragraph">
      <style:paragraph-properties style:writing-mode="lr-tb"/>
    </style:style>
    <style:style style:name="P58"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11d039"/>
    </style:style>
    <style:style style:name="T2" style:family="text">
      <style:text-properties officeooo:rsid="000ea832"/>
    </style:style>
    <style:style style:name="T3" style:family="text">
      <style:text-properties officeooo:rsid="000fc19d"/>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fo:font-size="9pt" style:font-size-asian="9pt"/>
    </style:style>
    <style:style style:name="T9" style:family="text">
      <style:text-properties officeooo:rsid="0011d039"/>
    </style:style>
    <style:style style:name="T10" style:family="text">
      <style:text-properties officeooo:rsid="000ea832"/>
    </style:style>
    <style:style style:name="T11" style:family="text">
      <style:text-properties officeooo:rsid="000fc19d"/>
    </style:style>
    <style:style style:name="T12" style:family="text">
      <style:text-properties style:text-underline-style="solid" style:text-underline-width="auto" style:text-underline-color="font-color"/>
    </style:style>
    <style:style style:name="T13" style:family="text">
      <style:text-properties officeooo:rsid="000b9f99"/>
    </style:style>
    <style:style style:name="T14" style:family="text">
      <style:text-properties officeooo:rsid="00152ece"/>
    </style:style>
    <style:style style:name="T15" style:family="text">
      <style:text-properties officeooo:rsid="00159764"/>
    </style:style>
    <style:style style:name="T16" style:family="text">
      <style:text-properties officeooo:rsid="00169f00"/>
    </style:style>
    <style:style style:name="T17" style:family="text">
      <style:text-properties style:use-window-font-color="true" style:text-outline="false" style:text-line-through-style="none" style:text-line-through-type="none" style:text-position="0% 100%" style:font-name=".Lucida Grand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Arial Unicode MS1"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5553126237952" text:id="ct105553126237952">
          <text:insertion>
            <office:change-info>
              <dc:creator>Unknown Author</dc:creator>
              <dc:date>2015-02-15T20:52:00</dc:date>
            </office:change-info>
          </text:insertion>
        </text:changed-region>
        <text:changed-region xml:id="ct106652629550752" text:id="ct106652629550752">
          <text:insertion>
            <office:change-info>
              <dc:creator>Unknown Author</dc:creator>
              <dc:date>2015-02-15T20:52:00</dc:date>
            </office:change-info>
          </text:insertion>
        </text:changed-region>
        <text:changed-region xml:id="ct105553117942944" text:id="ct105553117942944">
          <text:insertion>
            <office:change-info>
              <dc:creator>Unknown Author</dc:creator>
              <dc:date>2015-02-15T20:53:00</dc:date>
            </office:change-info>
          </text:insertion>
        </text:changed-region>
        <text:changed-region xml:id="ct107202387468656" text:id="ct107202387468656">
          <text:deletion>
            <office:change-info>
              <dc:creator>Stuart Baker</dc:creator>
              <dc:date>2015-02-15T09:34:00</dc:date>
            </office:change-info>
            <text:p text:style-name="Standard">writeable</text:p>
          </text:deletion>
        </text:changed-region>
        <text:changed-region xml:id="ct107202389556448" text:id="ct107202389556448">
          <text:insertion>
            <office:change-info>
              <dc:creator>Stuart Baker</dc:creator>
              <dc:date>2015-02-15T09:34:00</dc:date>
            </office:change-info>
          </text:insertion>
        </text:changed-region>
        <text:changed-region xml:id="ct106102875840880" text:id="ct106102875840880">
          <text:insertion>
            <office:change-info>
              <dc:creator>Unknown Author</dc:creator>
              <dc:date>2015-02-15T20:55:00</dc:date>
            </office:change-info>
          </text:insertion>
        </text:changed-region>
        <text:changed-region xml:id="ct107202389568512" text:id="ct107202389568512">
          <text:deletion>
            <office:change-info>
              <dc:creator>Stuart Baker</dc:creator>
              <dc:date>2015-02-15T09:09:00</dc:date>
            </office:change-info>
            <text:p text:style-name="Standard"><text:s/></text:p>
          </text:deletion>
        </text:changed-region>
        <text:changed-region xml:id="ct107202389575584" text:id="ct107202389575584">
          <text:insertion>
            <office:change-info>
              <dc:creator>Stuart Baker</dc:creator>
              <dc:date>2015-02-15T09:09:00</dc:date>
            </office:change-info>
          </text:insertion>
        </text:changed-region>
        <text:changed-region xml:id="ct107202389571632" text:id="ct107202389571632">
          <text:insertion>
            <office:change-info>
              <dc:creator>Stuart Baker</dc:creator>
              <dc:date>2015-02-15T09:10:00</dc:date>
            </office:change-info>
          </text:insertion>
        </text:changed-region>
        <text:changed-region xml:id="ct107202391611792" text:id="ct107202391611792">
          <text:insertion>
            <office:change-info>
              <dc:creator>Stuart Baker</dc:creator>
              <dc:date>2015-02-15T09:34:00</dc:date>
            </office:change-info>
          </text:insertion>
        </text:changed-region>
        <text:changed-region xml:id="ct107202389572880" text:id="ct107202389572880">
          <text:deletion>
            <office:change-info>
              <dc:creator>Stuart Baker</dc:creator>
              <dc:date>2015-02-15T09:12:00</dc:date>
            </office:change-info>
            <text:p text:style-name="P1"/>
            <text:p text:style-name="P1">Byte 3</text:p>
            <text:p text:style-name="P1">Byte 4</text:p>
            <text:p text:style-name="P1">Byte </text:p>
          </text:deletion>
        </text:changed-region>
        <text:changed-region xml:id="ct107202389573504" text:id="ct107202389573504">
          <text:insertion>
            <office:change-info>
              <dc:creator>Stuart Baker</dc:creator>
              <dc:date>2015-02-15T09:12:00</dc:date>
            </office:change-info>
          </text:insertion>
        </text:changed-region>
        <text:changed-region xml:id="ct107202389558112" text:id="ct107202389558112">
          <text:deletion>
            <office:change-info>
              <dc:creator>Stuart Baker</dc:creator>
              <dc:date>2015-02-15T09:12:00</dc:date>
            </office:change-info>
            <text:p text:style-name="P2">-</text:p>
          </text:deletion>
        </text:changed-region>
        <text:changed-region xml:id="ct107202389573296" text:id="ct107202389573296">
          <text:insertion>
            <office:change-info>
              <dc:creator>Stuart Baker</dc:creator>
              <dc:date>2015-02-15T09:12:00</dc:date>
            </office:change-info>
          </text:insertion>
        </text:changed-region>
        <text:changed-region xml:id="ct107202389573712" text:id="ct107202389573712">
          <text:insertion>
            <office:change-info>
              <dc:creator>Stuart Baker</dc:creator>
              <dc:date>2015-02-15T09:13:00</dc:date>
            </office:change-info>
          </text:insertion>
        </text:changed-region>
        <text:changed-region xml:id="ct107202389573088" text:id="ct107202389573088">
          <text:insertion>
            <office:change-info>
              <dc:creator>Stuart Baker</dc:creator>
              <dc:date>2015-02-15T09:12:00</dc:date>
            </office:change-info>
          </text:insertion>
        </text:changed-region>
        <text:changed-region xml:id="ct107202391590576" text:id="ct107202391590576">
          <text:insertion>
            <office:change-info>
              <dc:creator>Stuart Baker</dc:creator>
              <dc:date>2015-02-15T09:13:00</dc:date>
            </office:change-info>
          </text:insertion>
        </text:changed-region>
        <text:changed-region xml:id="ct107202387441616" text:id="ct107202387441616">
          <text:deletion>
            <office:change-info>
              <dc:creator>Stuart Baker</dc:creator>
              <dc:date>2015-02-15T09:13:00</dc:date>
            </office:change-info>
            <text:p text:style-name="P2"><text:span text:style-name="T1">64</text:span></text:p>
          </text:deletion>
        </text:changed-region>
        <text:changed-region xml:id="ct107202389538768" text:id="ct107202389538768">
          <text:deletion>
            <office:change-info>
              <dc:creator>Stuart Baker</dc:creator>
              <dc:date>2015-02-15T09:10:00</dc:date>
            </office:change-info>
            <text:p text:style-name="P1"/>
            <text:p text:style-name="P1">Byte 3</text:p>
            <text:p text:style-name="P1">Byte 4</text:p>
            <text:p text:style-name="P1">Byte </text:p>
          </text:deletion>
        </text:changed-region>
        <text:changed-region xml:id="ct107202389569344" text:id="ct107202389569344">
          <text:insertion>
            <office:change-info>
              <dc:creator>Stuart Baker</dc:creator>
              <dc:date>2015-02-15T09:10:00</dc:date>
            </office:change-info>
          </text:insertion>
        </text:changed-region>
        <text:changed-region xml:id="ct107202389570384" text:id="ct107202389570384">
          <text:deletion>
            <office:change-info>
              <dc:creator>Stuart Baker</dc:creator>
              <dc:date>2015-02-15T09:18:00</dc:date>
            </office:change-info>
            <text:p text:style-name="P3">Byte 7/6.</text:p>
          </text:deletion>
        </text:changed-region>
        <text:changed-region xml:id="ct107202385302864" text:id="ct107202385302864">
          <text:insertion>
            <office:change-info>
              <dc:creator>Stuart Baker</dc:creator>
              <dc:date>2015-02-15T09:18:00</dc:date>
            </office:change-info>
          </text:insertion>
        </text:changed-region>
        <text:changed-region xml:id="ct107202387442240" text:id="ct107202387442240">
          <text:deletion>
            <office:change-info>
              <dc:creator>Stuart Baker</dc:creator>
              <dc:date>2015-02-15T09:13:00</dc:date>
            </office:change-info>
            <text:p text:style-name="P2"/>
            <text:p text:style-name="P2">Starting Address</text:p>
          </text:deletion>
        </text:changed-region>
        <text:changed-region xml:id="ct107202385346544" text:id="ct107202385346544">
          <text:deletion>
            <office:change-info>
              <dc:creator>Stuart Baker</dc:creator>
              <dc:date>2015-02-15T09:13:00</dc:date>
            </office:change-info>
            <text:p text:style-name="P2"/>
            <text:p text:style-name="P2">Address Space</text:p>
          </text:deletion>
        </text:changed-region>
        <text:changed-region xml:id="ct107202387454304" text:id="ct107202387454304">
          <text:deletion>
            <office:change-info>
              <dc:creator>Stuart Baker</dc:creator>
              <dc:date>2015-02-15T09:11:00</dc:date>
            </office:change-info>
            <text:p text:style-name="P2">-64</text:p>
          </text:deletion>
        </text:changed-region>
        <text:changed-region xml:id="ct107202387474896" text:id="ct107202387474896">
          <text:insertion>
            <office:change-info>
              <dc:creator>Stuart Baker</dc:creator>
              <dc:date>2015-02-15T09:11:00</dc:date>
            </office:change-info>
          </text:insertion>
        </text:changed-region>
        <text:changed-region xml:id="ct106652629561984" text:id="ct106652629561984">
          <text:insertion>
            <office:change-info>
              <dc:creator>Unknown Author</dc:creator>
              <dc:date>2015-02-15T20:57:00</dc:date>
            </office:change-info>
          </text:insertion>
        </text:changed-region>
        <text:changed-region xml:id="ct107202387469280" text:id="ct107202387469280">
          <text:deletion>
            <office:change-info>
              <dc:creator>Stuart Baker</dc:creator>
              <dc:date>2015-02-15T09:11:00</dc:date>
            </office:change-info>
            <text:list xml:id="list4605018850717657174" text:style-name="L1">
              <text:list-item>
                <text:p text:style-name="P4"/>
              </text:list-item>
              <text:list-item>
                <text:p text:style-name="P4"/>
              </text:list-item>
            </text:list>
          </text:deletion>
        </text:changed-region>
        <text:changed-region xml:id="ct107202389558944" text:id="ct107202389558944">
          <text:deletion>
            <office:change-info>
              <dc:creator>Stuart Baker</dc:creator>
              <dc:date>2015-02-15T09:11:00</dc:date>
            </office:change-info>
            <text:p text:style-name="P5">, </text:p>
          </text:deletion>
        </text:changed-region>
        <text:changed-region xml:id="ct107202387472400" text:id="ct107202387472400">
          <text:deletion>
            <office:change-info>
              <dc:creator>Stuart Baker</dc:creator>
              <dc:date>2015-02-15T09:11:00</dc:date>
            </office:change-info>
            <text:p text:style-name="P5">followed by </text:p>
          </text:deletion>
        </text:changed-region>
        <text:changed-region xml:id="ct107202389544592" text:id="ct107202389544592">
          <text:insertion>
            <office:change-info>
              <dc:creator>Stuart Baker</dc:creator>
              <dc:date>2015-02-15T09:11:00</dc:date>
            </office:change-info>
          </text:insertion>
        </text:changed-region>
        <text:changed-region xml:id="ct107202389544800" text:id="ct107202389544800">
          <text:insertion>
            <office:change-info>
              <dc:creator>Stuart Baker</dc:creator>
              <dc:date>2015-02-15T09:03:00</dc:date>
            </office:change-info>
          </text:insertion>
        </text:changed-region>
        <text:changed-region xml:id="ct107202387475104" text:id="ct107202387475104">
          <text:insertion>
            <office:change-info>
              <dc:creator>Stuart Baker</dc:creator>
              <dc:date>2015-02-15T09:18:00</dc:date>
            </office:change-info>
          </text:insertion>
        </text:changed-region>
        <text:changed-region xml:id="ct107202389566848" text:id="ct107202389566848">
          <text:insertion>
            <office:change-info>
              <dc:creator>Stuart Baker</dc:creator>
              <dc:date>2015-02-15T09:03:00</dc:date>
            </office:change-info>
          </text:insertion>
        </text:changed-region>
        <text:changed-region xml:id="ct107202387470528" text:id="ct107202387470528">
          <text:deletion>
            <office:change-info>
              <dc:creator>Stuart Baker</dc:creator>
              <dc:date>2015-02-15T09:03:00</dc:date>
            </office:change-info>
            <text:p text:style-name="P6"><text:span text:style-name="T2">Bits 7..6: 0b01</text:span></text:p>
            <text:p text:style-name="P7">Bit 5: 0b1 = stream</text:p>
            <text:p text:style-name="P7">Bit 5: 0b0 = datagram</text:p>
            <text:p text:style-name="P7">Bit 4: 0b1 = under mask</text:p>
            <text:p text:style-name="P7">Bit 4: 0b0 = not under mask</text:p>
            <text:p text:style-name="P7">Bit 3: 0b0</text:p>
            <text:p text:style-name="P7">Bit 2: 0b0, reserved</text:p>
            <text:p text:style-name="P6"><text:span text:style-name="T2">Bits 1..0: 0b00 =</text:span> Space in byte 6<text:line-break/><text:span text:style-name="T2">Bits 1..0: 0b01 =</text:span> Space <text:span text:style-name="T3">0xFD</text:span><text:line-break/><text:span text:style-name="T2">Bits 1..0: 0b10 =</text:span> Space <text:span text:style-name="T3">0xFE</text:span><text:line-break/><text:span text:style-name="T2">Bits 1..0: 0b11 =</text:span> Space <text:span text:style-name="T3">0xFF</text:span></text:p>
          </text:deletion>
        </text:changed-region>
        <text:changed-region xml:id="ct107202387459712" text:id="ct107202387459712">
          <text:insertion>
            <office:change-info>
              <dc:creator>Stuart Baker</dc:creator>
              <dc:date>2015-02-15T09:04:00</dc:date>
            </office:change-info>
          </text:insertion>
        </text:changed-region>
        <text:changed-region xml:id="ct107202387472192" text:id="ct107202387472192">
          <text:deletion>
            <office:change-info>
              <dc:creator>Stuart Baker</dc:creator>
              <dc:date>2015-02-15T09:04:00</dc:date>
            </office:change-info>
            <text:p text:style-name="P8">, followed by stream definition information</text:p>
          </text:deletion>
        </text:changed-region>
        <text:changed-region xml:id="ct107202387471984" text:id="ct107202387471984">
          <text:insertion>
            <office:change-info>
              <dc:creator>Stuart Baker</dc:creator>
              <dc:date>2015-02-15T09:04:00</dc:date>
            </office:change-info>
          </text:insertion>
        </text:changed-region>
        <text:changed-region xml:id="ct107202385316176" text:id="ct107202385316176">
          <text:insertion>
            <office:change-info>
              <dc:creator>Stuart Baker</dc:creator>
              <dc:date>2015-02-15T09:05:00</dc:date>
            </office:change-info>
          </text:insertion>
        </text:changed-region>
        <text:changed-region xml:id="ct107202387468448" text:id="ct107202387468448">
          <text:deletion>
            <office:change-info>
              <dc:creator>Stuart Baker</dc:creator>
              <dc:date>2015-02-15T09:05:00</dc:date>
            </office:change-info>
            <text:p text:style-name="P1"/>
            <text:p text:style-name="P1">Byte 3</text:p>
            <text:p text:style-name="P1">Byte 4</text:p>
            <text:p text:style-name="P1">Byte 5</text:p>
          </text:deletion>
        </text:changed-region>
        <text:changed-region xml:id="ct107202387475520" text:id="ct107202387475520">
          <text:insertion>
            <office:change-info>
              <dc:creator>Stuart Baker</dc:creator>
              <dc:date>2015-02-15T09:05:00</dc:date>
            </office:change-info>
          </text:insertion>
        </text:changed-region>
        <text:changed-region xml:id="ct107202387475728" text:id="ct107202387475728">
          <text:deletion>
            <office:change-info>
              <dc:creator>Stuart Baker</dc:creator>
              <dc:date>2015-02-15T09:05:00</dc:date>
            </office:change-info>
            <text:p text:style-name="P9">Byte 7/6</text:p>
          </text:deletion>
        </text:changed-region>
        <text:changed-region xml:id="ct107202389535856" text:id="ct107202389535856">
          <text:insertion>
            <office:change-info>
              <dc:creator>Stuart Baker</dc:creator>
              <dc:date>2015-02-15T09:05:00</dc:date>
            </office:change-info>
          </text:insertion>
        </text:changed-region>
        <text:changed-region xml:id="ct107202389536064" text:id="ct107202389536064">
          <text:insertion>
            <office:change-info>
              <dc:creator>Stuart Baker</dc:creator>
              <dc:date>2015-02-15T09:18:00</dc:date>
            </office:change-info>
          </text:insertion>
        </text:changed-region>
        <text:changed-region xml:id="ct107202389548544" text:id="ct107202389548544">
          <text:deletion>
            <office:change-info>
              <dc:creator>Stuart Baker</dc:creator>
              <dc:date>2015-02-15T09:13:00</dc:date>
            </office:change-info>
            <text:p text:style-name="P2"/>
            <text:p text:style-name="P2">Starting Address</text:p>
          </text:deletion>
        </text:changed-region>
        <text:changed-region xml:id="ct107202387469696" text:id="ct107202387469696">
          <text:deletion>
            <office:change-info>
              <dc:creator>Stuart Baker</dc:creator>
              <dc:date>2015-02-15T09:13:00</dc:date>
            </office:change-info>
            <text:p text:style-name="P2"/>
            <text:p text:style-name="P2">Address Space</text:p>
          </text:deletion>
        </text:changed-region>
        <text:changed-region xml:id="ct107202387471568" text:id="ct107202387471568">
          <text:deletion>
            <office:change-info>
              <dc:creator>Stuart Baker</dc:creator>
              <dc:date>2015-02-15T09:06:00</dc:date>
            </office:change-info>
            <text:list xml:id="list1547232189442808791" text:style-name="L2">
              <text:list-item>
                <text:p text:style-name="P10"/>
              </text:list-item>
              <text:list-item>
                <text:p text:style-name="P10"/>
              </text:list-item>
            </text:list>
          </text:deletion>
        </text:changed-region>
        <text:changed-region xml:id="ct107202387471776" text:id="ct107202387471776">
          <text:deletion>
            <office:change-info>
              <dc:creator>Stuart Baker</dc:creator>
              <dc:date>2015-02-15T09:06:00</dc:date>
            </office:change-info>
            <text:p text:style-name="P5">, </text:p>
          </text:deletion>
        </text:changed-region>
        <text:changed-region xml:id="ct107202387460960" text:id="ct107202387460960">
          <text:deletion>
            <office:change-info>
              <dc:creator>Stuart Baker</dc:creator>
              <dc:date>2015-02-15T09:06:00</dc:date>
            </office:change-info>
            <text:list xml:id="list212237027391353" text:continue-numbering="true" text:style-name="L2">
              <text:list-item>
                <text:p text:style-name="P10"/>
              </text:list-item>
              <text:list-item>
                <text:p text:style-name="P10"/>
              </text:list-item>
            </text:list>
          </text:deletion>
        </text:changed-region>
        <text:changed-region xml:id="ct107202389548752" text:id="ct107202389548752">
          <text:insertion>
            <office:change-info>
              <dc:creator>Stuart Baker</dc:creator>
              <dc:date>2015-02-15T09:06:00</dc:date>
            </office:change-info>
          </text:insertion>
        </text:changed-region>
        <text:changed-region xml:id="ct107202389571008" text:id="ct107202389571008">
          <text:deletion>
            <office:change-info>
              <dc:creator>Stuart Baker</dc:creator>
              <dc:date>2015-02-15T09:06:00</dc:date>
            </office:change-info>
            <text:list xml:id="list212236653554497" text:continue-numbering="true" text:style-name="L2">
              <text:list-item>
                <text:p text:style-name="P10"><text:s/></text:p>
              </text:list-item>
            </text:list>
            <text:list xml:id="list4314400067549462337" text:style-name="L3">
              <text:list-item>
                <text:p text:style-name="P11"/>
              </text:list-item>
            </text:list>
          </text:deletion>
        </text:changed-region>
        <text:changed-region xml:id="ct107202389571216" text:id="ct107202389571216">
          <text:insertion>
            <office:change-info>
              <dc:creator>Stuart Baker</dc:creator>
              <dc:date>2015-02-15T09:06:00</dc:date>
            </office:change-info>
          </text:insertion>
        </text:changed-region>
        <text:changed-region xml:id="ct107202389571424" text:id="ct107202389571424">
          <text:deletion>
            <office:change-info>
              <dc:creator>Stuart Baker</dc:creator>
              <dc:date>2015-02-15T09:07:00</dc:date>
            </office:change-info>
            <text:p text:style-name="P5">two </text:p>
          </text:deletion>
        </text:changed-region>
        <text:changed-region xml:id="ct107202389567264" text:id="ct107202389567264">
          <text:insertion>
            <office:change-info>
              <dc:creator>Stuart Baker</dc:creator>
              <dc:date>2015-02-15T09:07:00</dc:date>
            </office:change-info>
          </text:insertion>
        </text:changed-region>
        <text:changed-region xml:id="ct107202387483840" text:id="ct107202387483840">
          <text:deletion>
            <office:change-info>
              <dc:creator>Stuart Baker</dc:creator>
              <dc:date>2015-02-15T09:06:00</dc:date>
            </office:change-info>
            <text:p text:style-name="P5">, </text:p>
          </text:deletion>
        </text:changed-region>
        <text:changed-region xml:id="ct107202387466784" text:id="ct107202387466784">
          <text:deletion>
            <office:change-info>
              <dc:creator>Stuart Baker</dc:creator>
              <dc:date>2015-02-15T09:06:00</dc:date>
            </office:change-info>
            <text:p text:style-name="P5">followed by </text:p>
          </text:deletion>
        </text:changed-region>
        <text:changed-region xml:id="ct107202389539392" text:id="ct107202389539392">
          <text:insertion>
            <office:change-info>
              <dc:creator>Stuart Baker</dc:creator>
              <dc:date>2015-02-15T09:06:00</dc:date>
            </office:change-info>
          </text:insertion>
        </text:changed-region>
        <text:changed-region xml:id="ct107202389539184" text:id="ct107202389539184">
          <text:insertion>
            <office:change-info>
              <dc:creator>Stuart Baker</dc:creator>
              <dc:date>2015-02-15T09:07:00</dc:date>
            </office:change-info>
          </text:insertion>
        </text:changed-region>
        <text:changed-region xml:id="ct107202387468032" text:id="ct107202387468032">
          <text:insertion>
            <office:change-info>
              <dc:creator>Stuart Baker</dc:creator>
              <dc:date>2015-02-15T09:08:00</dc:date>
            </office:change-info>
          </text:insertion>
        </text:changed-region>
        <text:changed-region xml:id="ct107202387468240" text:id="ct107202387468240">
          <text:insertion>
            <office:change-info>
              <dc:creator>Stuart Baker</dc:creator>
              <dc:date>2015-02-15T09:07:00</dc:date>
            </office:change-info>
          </text:insertion>
        </text:changed-region>
        <text:changed-region xml:id="ct107202387470736" text:id="ct107202387470736">
          <text:insertion>
            <office:change-info>
              <dc:creator>Stuart Baker</dc:creator>
              <dc:date>2015-02-15T09:08:00</dc:date>
            </office:change-info>
          </text:insertion>
        </text:changed-region>
        <text:changed-region xml:id="ct107202389537520" text:id="ct107202389537520">
          <text:deletion>
            <office:change-info>
              <dc:creator>Stuart Baker</dc:creator>
              <dc:date>2015-02-15T09:08:00</dc:date>
            </office:change-info>
            <text:p text:style-name="P1"/>
            <text:p text:style-name="P1">Byte 3</text:p>
            <text:p text:style-name="P1">Byte 4</text:p>
            <text:p text:style-name="P1">Byte </text:p>
          </text:deletion>
        </text:changed-region>
        <text:changed-region xml:id="ct107202389537728" text:id="ct107202389537728">
          <text:insertion>
            <office:change-info>
              <dc:creator>Stuart Baker</dc:creator>
              <dc:date>2015-02-15T09:08:00</dc:date>
            </office:change-info>
          </text:insertion>
        </text:changed-region>
        <text:changed-region xml:id="ct107202387474064" text:id="ct107202387474064">
          <text:deletion>
            <office:change-info>
              <dc:creator>Stuart Baker</dc:creator>
              <dc:date>2015-02-15T09:12:00</dc:date>
            </office:change-info>
            <text:p text:style-name="P2">-64</text:p>
          </text:deletion>
        </text:changed-region>
        <text:changed-region xml:id="ct107202387455344" text:id="ct107202387455344">
          <text:insertion>
            <office:change-info>
              <dc:creator>Stuart Baker</dc:creator>
              <dc:date>2015-02-15T09:12:00</dc:date>
            </office:change-info>
          </text:insertion>
        </text:changed-region>
        <text:changed-region xml:id="ct107202387476768" text:id="ct107202387476768">
          <text:deletion>
            <office:change-info>
              <dc:creator>Stuart Baker</dc:creator>
              <dc:date>2015-02-15T09:12:00</dc:date>
            </office:change-info>
            <text:p text:style-name="P2"><text:span text:style-name="T1"><text:s/></text:span></text:p>
          </text:deletion>
        </text:changed-region>
        <text:changed-region xml:id="ct106652633678704" text:id="ct106652633678704">
          <text:insertion>
            <office:change-info>
              <dc:creator>Unknown Author</dc:creator>
              <dc:date>2015-02-15T20:58:00</dc:date>
            </office:change-info>
          </text:insertion>
        </text:changed-region>
        <text:changed-region xml:id="ct107202387473024" text:id="ct107202387473024">
          <text:deletion>
            <office:change-info>
              <dc:creator>Stuart Baker</dc:creator>
              <dc:date>2015-02-15T09:14:00</dc:date>
            </office:change-info>
            <text:p text:style-name="P1"/>
            <text:p text:style-name="P1">Byte 3</text:p>
            <text:p text:style-name="P1">Byte 4</text:p>
            <text:p text:style-name="P1">Byte </text:p>
          </text:deletion>
        </text:changed-region>
        <text:changed-region xml:id="ct107202387473232" text:id="ct107202387473232">
          <text:insertion>
            <office:change-info>
              <dc:creator>Stuart Baker</dc:creator>
              <dc:date>2015-02-15T09:14:00</dc:date>
            </office:change-info>
          </text:insertion>
        </text:changed-region>
        <text:changed-region xml:id="ct107202387475312" text:id="ct107202387475312">
          <text:insertion>
            <office:change-info>
              <dc:creator>Stuart Baker</dc:creator>
              <dc:date>2015-02-15T09:17:00</dc:date>
            </office:change-info>
          </text:insertion>
        </text:changed-region>
        <text:changed-region xml:id="ct107202389566640" text:id="ct107202389566640">
          <text:insertion>
            <office:change-info>
              <dc:creator>Stuart Baker</dc:creator>
              <dc:date>2015-02-15T09:18:00</dc:date>
            </office:change-info>
          </text:insertion>
        </text:changed-region>
        <text:changed-region xml:id="ct107202387441824" text:id="ct107202387441824">
          <text:deletion>
            <office:change-info>
              <dc:creator>Stuart Baker</dc:creator>
              <dc:date>2015-02-15T09:15:00</dc:date>
            </office:change-info>
            <text:p text:style-name="P2"/>
            <text:p text:style-name="P2">Starting Address</text:p>
          </text:deletion>
        </text:changed-region>
        <text:changed-region xml:id="ct107202389570176" text:id="ct107202389570176">
          <text:deletion>
            <office:change-info>
              <dc:creator>Stuart Baker</dc:creator>
              <dc:date>2015-02-15T09:15:00</dc:date>
            </office:change-info>
            <text:p text:style-name="P2"/>
            <text:p text:style-name="P2">Address Space</text:p>
          </text:deletion>
        </text:changed-region>
        <text:changed-region xml:id="ct107202389567472" text:id="ct107202389567472">
          <text:deletion>
            <office:change-info>
              <dc:creator>Stuart Baker</dc:creator>
              <dc:date>2015-02-15T09:15:00</dc:date>
            </office:change-info>
            <text:list xml:id="list4254034265510329941" text:style-name="L4">
              <text:list-item>
                <text:p text:style-name="P12"><text:s/></text:p>
              </text:list-item>
              <text:list-item>
                <text:p text:style-name="P12"/>
              </text:list-item>
            </text:list>
          </text:deletion>
        </text:changed-region>
        <text:changed-region xml:id="ct107202389567680" text:id="ct107202389567680">
          <text:insertion>
            <office:change-info>
              <dc:creator>Stuart Baker</dc:creator>
              <dc:date>2015-02-15T09:15:00</dc:date>
            </office:change-info>
          </text:insertion>
        </text:changed-region>
        <text:changed-region xml:id="ct107202389567888" text:id="ct107202389567888">
          <text:deletion>
            <office:change-info>
              <dc:creator>Stuart Baker</dc:creator>
              <dc:date>2015-02-15T09:15:00</dc:date>
            </office:change-info>
            <text:p text:style-name="P5">, </text:p>
          </text:deletion>
        </text:changed-region>
        <text:changed-region xml:id="ct107202387469904" text:id="ct107202387469904">
          <text:deletion>
            <office:change-info>
              <dc:creator>Stuart Baker</dc:creator>
              <dc:date>2015-02-15T09:15:00</dc:date>
            </office:change-info>
            <text:p text:style-name="P5">followed by </text:p>
          </text:deletion>
        </text:changed-region>
        <text:changed-region xml:id="ct107202387470112" text:id="ct107202387470112">
          <text:insertion>
            <office:change-info>
              <dc:creator>Stuart Baker</dc:creator>
              <dc:date>2015-02-15T09:15:00</dc:date>
            </office:change-info>
          </text:insertion>
        </text:changed-region>
        <text:changed-region xml:id="ct107202387476560" text:id="ct107202387476560">
          <text:deletion>
            <office:change-info>
              <dc:creator>Stuart Baker</dc:creator>
              <dc:date>2015-02-15T09:16:00</dc:date>
            </office:change-info>
            <text:p text:style-name="P1"/>
            <text:p text:style-name="P1">Byte 3</text:p>
            <text:p text:style-name="P1">Byte 4</text:p>
            <text:p text:style-name="P1">Byte </text:p>
          </text:deletion>
        </text:changed-region>
        <text:changed-region xml:id="ct107202387473856" text:id="ct107202387473856">
          <text:insertion>
            <office:change-info>
              <dc:creator>Stuart Baker</dc:creator>
              <dc:date>2015-02-15T09:16:00</dc:date>
            </office:change-info>
          </text:insertion>
        </text:changed-region>
        <text:changed-region xml:id="ct107202387473648" text:id="ct107202387473648">
          <text:deletion>
            <office:change-info>
              <dc:creator>Stuart Baker</dc:creator>
              <dc:date>2015-02-15T09:17:00</dc:date>
            </office:change-info>
            <text:p text:style-name="P1"/>
            <text:p text:style-name="P1">Byte 3</text:p>
            <text:p text:style-name="P1">Byte 4</text:p>
            <text:p text:style-name="P1">Byte </text:p>
          </text:deletion>
        </text:changed-region>
        <text:changed-region xml:id="ct107202387473440" text:id="ct107202387473440">
          <text:insertion>
            <office:change-info>
              <dc:creator>Stuart Baker</dc:creator>
              <dc:date>2015-02-15T09:17:00</dc:date>
            </office:change-info>
          </text:insertion>
        </text:changed-region>
        <text:changed-region xml:id="ct107202389566016" text:id="ct107202389566016">
          <text:deletion>
            <office:change-info>
              <dc:creator>Stuart Baker</dc:creator>
              <dc:date>2015-02-15T09:17:00</dc:date>
            </office:change-info>
            <text:p text:style-name="P2"><text:line-break/></text:p>
          </text:deletion>
        </text:changed-region>
        <text:changed-region xml:id="ct107202389566224" text:id="ct107202389566224">
          <text:deletion>
            <office:change-info>
              <dc:creator>Stuart Baker</dc:creator>
              <dc:date>2015-02-15T09:19:00</dc:date>
            </office:change-info>
            <text:p text:style-name="P1"/>
            <text:p text:style-name="P1">Byte 3</text:p>
            <text:p text:style-name="P1">Byte 4</text:p>
            <text:p text:style-name="P1">Byte </text:p>
          </text:deletion>
        </text:changed-region>
        <text:changed-region xml:id="ct107202387475936" text:id="ct107202387475936">
          <text:insertion>
            <office:change-info>
              <dc:creator>Stuart Baker</dc:creator>
              <dc:date>2015-02-15T09:19:00</dc:date>
            </office:change-info>
          </text:insertion>
        </text:changed-region>
        <text:changed-region xml:id="ct107202387476144" text:id="ct107202387476144">
          <text:insertion>
            <office:change-info>
              <dc:creator>Stuart Baker</dc:creator>
              <dc:date>2015-02-15T09:18:00</dc:date>
            </office:change-info>
          </text:insertion>
        </text:changed-region>
        <text:changed-region xml:id="ct107202389565808" text:id="ct107202389565808">
          <text:deletion>
            <office:change-info>
              <dc:creator>Stuart Baker</dc:creator>
              <dc:date>2015-02-15T09:19:00</dc:date>
            </office:change-info>
            <text:p text:style-name="P2"/>
            <text:p text:style-name="P2">Starting Address</text:p>
          </text:deletion>
        </text:changed-region>
        <text:changed-region xml:id="ct107202389537936" text:id="ct107202389537936">
          <text:deletion>
            <office:change-info>
              <dc:creator>Stuart Baker</dc:creator>
              <dc:date>2015-02-15T09:20:00</dc:date>
            </office:change-info>
            <text:p text:style-name="P2"/>
            <text:p text:style-name="P2">Address Space</text:p>
          </text:deletion>
        </text:changed-region>
        <text:changed-region xml:id="ct107202389538144" text:id="ct107202389538144">
          <text:deletion>
            <office:change-info>
              <dc:creator>Stuart Baker</dc:creator>
              <dc:date>2015-02-15T09:19:00</dc:date>
            </office:change-info>
            <text:list xml:id="list333817411375274481" text:style-name="L5">
              <text:list-item>
                <text:p text:style-name="P13"><text:s/></text:p>
              </text:list-item>
              <text:list-item>
                <text:p text:style-name="P13"/>
              </text:list-item>
            </text:list>
          </text:deletion>
        </text:changed-region>
        <text:changed-region xml:id="ct107202389538352" text:id="ct107202389538352">
          <text:insertion>
            <office:change-info>
              <dc:creator>Stuart Baker</dc:creator>
              <dc:date>2015-02-15T09:19:00</dc:date>
            </office:change-info>
          </text:insertion>
        </text:changed-region>
        <text:changed-region xml:id="ct107202387478016" text:id="ct107202387478016">
          <text:deletion>
            <office:change-info>
              <dc:creator>Stuart Baker</dc:creator>
              <dc:date>2015-02-15T09:19:00</dc:date>
            </office:change-info>
            <text:p text:style-name="P5">, </text:p>
          </text:deletion>
        </text:changed-region>
        <text:changed-region xml:id="ct107202387477808" text:id="ct107202387477808">
          <text:deletion>
            <office:change-info>
              <dc:creator>Stuart Baker</dc:creator>
              <dc:date>2015-02-15T09:19:00</dc:date>
            </office:change-info>
            <text:p text:style-name="P5">followed by o</text:p>
          </text:deletion>
        </text:changed-region>
        <text:changed-region xml:id="ct107202387477600" text:id="ct107202387477600">
          <text:insertion>
            <office:change-info>
              <dc:creator>Stuart Baker</dc:creator>
              <dc:date>2015-02-15T09:19:00</dc:date>
            </office:change-info>
          </text:insertion>
        </text:changed-region>
        <text:changed-region xml:id="ct107202387476976" text:id="ct107202387476976">
          <text:insertion>
            <office:change-info>
              <dc:creator>Stuart Baker</dc:creator>
              <dc:date>2015-02-15T09:19:00</dc:date>
            </office:change-info>
          </text:insertion>
        </text:changed-region>
        <text:changed-region xml:id="ct106102877861072" text:id="ct106102877861072">
          <text:insertion>
            <office:change-info>
              <dc:creator>Unknown Author</dc:creator>
              <dc:date>2015-02-15T20:59:00</dc:date>
            </office:change-info>
          </text:insertion>
        </text:changed-region>
        <text:changed-region xml:id="ct107202387478432" text:id="ct107202387478432">
          <text:deletion>
            <office:change-info>
              <dc:creator>Stuart Baker</dc:creator>
              <dc:date>2015-02-15T09:41:00</dc:date>
            </office:change-info>
            <text:p text:style-name="P1"/>
            <text:p text:style-name="P1">Byte </text:p>
          </text:deletion>
        </text:changed-region>
        <text:changed-region xml:id="ct107202387479056" text:id="ct107202387479056">
          <text:insertion>
            <office:change-info>
              <dc:creator>Stuart Baker</dc:creator>
              <dc:date>2015-02-15T09:41:00</dc:date>
            </office:change-info>
          </text:insertion>
        </text:changed-region>
        <text:changed-region xml:id="ct107202387478224" text:id="ct107202387478224">
          <text:deletion>
            <office:change-info>
              <dc:creator>Stuart Baker</dc:creator>
              <dc:date>2015-02-15T09:41:00</dc:date>
            </office:change-info>
            <text:p text:style-name="P1"/>
            <text:p text:style-name="P1">Byte 4</text:p>
            <text:p text:style-name="P1">Byte 5</text:p>
            <text:p text:style-name="P1">Byte </text:p>
          </text:deletion>
        </text:changed-region>
        <text:changed-region xml:id="ct107202389542304" text:id="ct107202389542304">
          <text:insertion>
            <office:change-info>
              <dc:creator>Stuart Baker</dc:creator>
              <dc:date>2015-02-15T09:41:00</dc:date>
            </office:change-info>
          </text:insertion>
        </text:changed-region>
        <text:changed-region xml:id="ct107202387478640" text:id="ct107202387478640">
          <text:deletion>
            <office:change-info>
              <dc:creator>Stuart Baker</dc:creator>
              <dc:date>2015-02-15T09:41:00</dc:date>
            </office:change-info>
            <text:p text:style-name="P1"/>
            <text:p text:style-name="P1">Byte 9</text:p>
            <text:p text:style-name="P1">Byte 10</text:p>
            <text:p text:style-name="P1">Byte </text:p>
          </text:deletion>
        </text:changed-region>
        <text:changed-region xml:id="ct107202387478848" text:id="ct107202387478848">
          <text:insertion>
            <office:change-info>
              <dc:creator>Stuart Baker</dc:creator>
              <dc:date>2015-02-15T09:41:00</dc:date>
            </office:change-info>
          </text:insertion>
        </text:changed-region>
        <text:changed-region xml:id="ct107202387479888" text:id="ct107202387479888">
          <text:deletion>
            <office:change-info>
              <dc:creator>Stuart Baker</dc:creator>
              <dc:date>2015-02-15T09:43:00</dc:date>
            </office:change-info>
            <text:p text:style-name="P1"/>
            <text:p text:style-name="P1">Byte 3</text:p>
            <text:p text:style-name="P1">Byte 4</text:p>
            <text:p text:style-name="P1">Byte 5</text:p>
            <text:p text:style-name="P1">Byte 6</text:p>
            <text:p text:style-name="P1">Byte </text:p>
          </text:deletion>
        </text:changed-region>
        <text:changed-region xml:id="ct107202389541888" text:id="ct107202389541888">
          <text:insertion>
            <office:change-info>
              <dc:creator>Stuart Baker</dc:creator>
              <dc:date>2015-02-15T09:43:00</dc:date>
            </office:change-info>
          </text:insertion>
        </text:changed-region>
        <text:changed-region xml:id="ct107202389542096" text:id="ct107202389542096">
          <text:deletion>
            <office:change-info>
              <dc:creator>Stuart Baker</dc:creator>
              <dc:date>2015-02-15T09:43:00</dc:date>
            </office:change-info>
            <text:p text:style-name="P1"/>
            <text:p text:style-name="P1">Byte 3</text:p>
            <text:p text:style-name="P1">Byte 4</text:p>
            <text:p text:style-name="P1">Byte 5</text:p>
            <text:p text:style-name="P1">Byte 6</text:p>
            <text:p text:style-name="P1">Byte </text:p>
          </text:deletion>
        </text:changed-region>
        <text:changed-region xml:id="ct107202387479472" text:id="ct107202387479472">
          <text:insertion>
            <office:change-info>
              <dc:creator>Stuart Baker</dc:creator>
              <dc:date>2015-02-15T09:43:00</dc:date>
            </office:change-info>
          </text:insertion>
        </text:changed-region>
        <text:changed-region xml:id="ct107202389562272" text:id="ct107202389562272">
          <text:insertion>
            <office:change-info>
              <dc:creator>Unknown Author</dc:creator>
              <dc:date>2015-02-15T21:00:00</dc:date>
            </office:change-info>
          </text:insertion>
        </text:changed-region>
        <text:changed-region xml:id="ct107202387479680" text:id="ct107202387479680">
          <text:deletion>
            <office:change-info>
              <dc:creator>Stuart Baker</dc:creator>
              <dc:date>2015-02-15T09:43:00</dc:date>
            </office:change-info>
            <text:p text:style-name="P1"/>
            <text:p text:style-name="P1">Byte 3</text:p>
            <text:p text:style-name="P1">Byte 4</text:p>
            <text:p text:style-name="P1">Byte 5</text:p>
            <text:p text:style-name="P1">Byte 6</text:p>
            <text:p text:style-name="P1">Byte </text:p>
          </text:deletion>
        </text:changed-region>
        <text:changed-region xml:id="ct107202387480096" text:id="ct107202387480096">
          <text:insertion>
            <office:change-info>
              <dc:creator>Stuart Baker</dc:creator>
              <dc:date>2015-02-15T09:43:00</dc:date>
            </office:change-info>
          </text:insertion>
        </text:changed-region>
        <text:changed-region xml:id="ct106102875869168" text:id="ct106102875869168">
          <text:insertion>
            <office:change-info>
              <dc:creator>Unknown Author</dc:creator>
              <dc:date>2015-02-15T21:01:00</dc:date>
            </office:change-info>
          </text:insertion>
        </text:changed-region>
        <text:changed-region xml:id="ct106102877851920" text:id="ct106102877851920">
          <text:insertion>
            <office:change-info>
              <dc:creator>Unknown Author</dc:creator>
              <dc:date>2015-02-15T21:02:00</dc:date>
            </office:change-info>
          </text:insertion>
        </text:changed-region>
        <text:changed-region xml:id="ct107202389560608" text:id="ct107202389560608">
          <text:insertion>
            <office:change-info>
              <dc:creator>Unknown Author</dc:creator>
              <dc:date>2015-02-15T21:03:00</dc:date>
            </office:change-info>
          </text:insertion>
        </text:changed-region>
        <text:changed-region xml:id="ct107202389567056" text:id="ct107202389567056">
          <text:insertion>
            <office:change-info>
              <dc:creator>Unknown Author</dc:creator>
              <dc:date>2015-02-15T21:07:00</dc:date>
            </office:change-info>
          </text:insertion>
        </text:changed-region>
        <text:changed-region xml:id="ct106652629543472" text:id="ct106652629543472">
          <text:insertion>
            <office:change-info>
              <dc:creator>Unknown Author</dc:creator>
              <dc:date>2015-02-15T21:07:00</dc:date>
            </office:change-info>
          </text:insertion>
        </text:changed-region>
        <text:changed-region xml:id="ct105553128406864" text:id="ct105553128406864">
          <text:insertion>
            <office:change-info>
              <dc:creator>Unknown Author</dc:creator>
              <dc:date>2015-02-15T21:08:00</dc:date>
            </office:change-info>
          </text:insertion>
        </text:changed-region>
        <text:changed-region xml:id="ct107202389557904" text:id="ct107202389557904">
          <text:insertion>
            <office:change-info>
              <dc:creator>Unknown Author</dc:creator>
              <dc:date>2015-02-15T21:10:00</dc:date>
            </office:change-info>
          </text:insertion>
        </text:changed-region>
        <text:changed-region xml:id="ct107202389563312" text:id="ct107202389563312">
          <text:insertion>
            <office:change-info>
              <dc:creator>Unknown Author</dc:creator>
              <dc:date>2015-02-15T21:17:00</dc:date>
            </office:change-info>
          </text:insertion>
        </text:changed-region>
        <text:changed-region xml:id="ct106102875856480" text:id="ct106102875856480">
          <text:insertion>
            <office:change-info>
              <dc:creator>Unknown Author</dc:creator>
              <dc:date>2015-02-15T21:18:00</dc:date>
            </office:change-info>
          </text:insertion>
        </text:changed-region>
        <text:changed-region xml:id="ct107202389562480" text:id="ct107202389562480">
          <text:insertion>
            <office:change-info>
              <dc:creator>Unknown Author</dc:creator>
              <dc:date>2015-02-15T21:20:00</dc:date>
            </office:change-info>
          </text:insertion>
        </text:changed-region>
        <text:changed-region xml:id="ct105553119962096" text:id="ct105553119962096">
          <text:insertion>
            <office:change-info>
              <dc:creator>Unknown Author</dc:creator>
              <dc:date>2015-02-15T21: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26">This Standard is in the context of the following OpenLCB Standards: </text:p>
      <text:list xml:id="list2906548284715143535" text:style-name="L29">
        <text:list-item>
          <text:p text:style-name="P44">OpenLCB Configuration Description Information <text:span text:style-name="T13">(CDI)</text:span>, which defines fixed information to allow a Configuration Tool (CT) to configure a node.</text:p>
        </text:list-item>
        <text:list-item>
          <text:p text:style-name="P44">OpenLCB Datagram Transport Protocol, which defines the protocol for transporting 0-72 byte datagrams <text:span text:style-name="T7">from</text:span> node to node.</text:p>
        </text:list-item>
        <text:list-item>
          <text:p text:style-name="P44">OpenLCB Message Network, which defines message interchange for OpenLCB, specifically how this protocol <office:annotation office:name="__Annotation__16534_1289875315"><dc:creator>Unknown Author</dc:creator><dc:date>2015-02-15T20:52:09.033171000</dc:date><text:list text:style-name=""><text:list-item><text:p text:style-name="P53"><text:span text:style-name="T18">Is this the right word?</text:span></text:p></text:list-item></text:list></office:annotation>appears<text:change-start text:change-id="ct105553126237952"/><office:annotation-end office:name="__Annotation__16534_1289875315"/><text:change-end text:change-id="ct105553126237952"/> in the Protocol Support Reply message and Error Codes.</text:p>
        </text:list-item>
        <text:list-item>
          <text:p text:style-name="P44">The OpenLCB Stream Transport Standard, which defines the protocol for transporting data from node to node.</text:p>
        </text:list-item>
      </text:list>
      <text:h text:style-name="Heading_20_1" text:outline-level="1">Protocol (Normative)</text:h>
      <text:h text:style-name="Heading_20_2" text:outline-level="2">Address Space Size</text:h>
      <text:p text:style-name="Standard">Configuration memory addresses are 32 bits. The addressable quantity is the byte. There are 255 unique address spaces, which are specified using <office:annotation office:name="__Annotation__16535_1289875315"><dc:creator>Unknown Author</dc:creator><dc:date>2015-02-15T20:52:44.970388000</dc:date><text:list text:continue-numbering="true" text:style-name=""><text:list-item><text:p text:style-name="P53"><text:span text:style-name="T18">delete</text:span></text:p></text:list-item></text:list></office:annotation>an<text:change-start text:change-id="ct106652629550752"/><office:annotation-end office:name="__Annotation__16535_1289875315"/><text:change-end text:change-id="ct106652629550752"/> address space selectors.</text:p>
      <text:h text:style-name="Heading_20_2" text:outline-level="2">Address Space Selection</text:h>
      <text:p text:style-name="Standard">Of the 255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office:annotation office:name="__Annotation__16536_1289875315"><dc:creator>Unknown Author</dc:creator><dc:date>2015-02-15T20:53:54.957584000</dc:date><text:list text:continue-numbering="true" text:style-name=""><text:list-item><text:p text:style-name="P53"><text:span text:style-name="T18">'shall' here and above?</text:span></text:p></text:list-item></text:list></office:annotation>must<text:change-start text:change-id="ct105553117942944"/><office:annotation-end office:name="__Annotation__16536_1289875315"/><text:change-end text:change-id="ct105553117942944"/> be accessible by these address space selectors (in addition to any others the designer might provide):</text:p>
      <text:list xml:id="list4097376119888640169" text:style-name="L30">
        <text:list-item>
          <text:p text:style-name="P45">(space=0xFF, control bits=0b0000011) Configuration definition – A read-only space containing the Configuration Description Information for this node, if any.</text:p>
        </text:list-item>
        <text:list-item>
          <text:p text:style-name="P45"><text:soft-page-break/>(space=0xFE, control bits=0b00000010) All memory – This special space provides access to all memory in the device, where “all” is defined by the designer. </text:p>
        </text:list-item>
        <text:list-item>
          <text:p text:style-name="P45">(space=0xFD, control bits=0b00000001) Configuration – A <text:change text:change-id="ct107202387468656"/><text:change-start text:change-id="ct107202389556448"/><text:span text:style-name="T16">writable</text:span><text:change-end text:change-id="ct107202389556448"/> basic configuration space<office:annotation office:name="__Annotation__16537_1289875315"><dc:creator>Unknown Author</dc:creator><dc:date>2015-02-15T20:55:16.973130000</dc:date><text:list text:style-name=""><text:list-item><text:p text:style-name="P53"><text:span text:style-name="T18">. <text:s/>The structure of the 32-bit space is defined by the designer. <text:s/></text:span></text:p></text:list-item></text:list></office:annotation>, with the structure of the 32-bit space defined by the designer.<text:change-start text:change-id="ct106102875840880"/><office:annotation-end office:name="__Annotation__16537_1289875315"/><text:change-end text:change-id="ct106102875840880"/></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Message Formats</text:h>
      <text:p text:style-name="Standard">The following table shows available configuration message formats. All other formats are reserved.<text:change text:change-id="ct107202389568512"/><text:change-start text:change-id="ct107202389575584"/> <text:s/><text:span text:style-name="T1">Note that Byte 6 is optional. <text:s/>If Byte 6 is not used, it is not present in the message, and the remaining bytes </text:span><text:change-end text:change-id="ct107202389575584"/><text:change-start text:change-id="ct107202389571632"/><text:span text:style-name="T1">directly follow Byte 5 with no Byte 6 padding.</text:span><text:change-end text:change-id="ct107202389571632"/></text:p>
      <text:h text:style-name="Heading_20_3" text:outline-level="3">Error Handling</text:h>
      <text:p text:style-name="Standard">An unknown command in byte 1 shall return a datagram rejected reply with an error-code as defined in the OpenLCB Message Network Standard.</text:p>
      <text:p text:style-name="Standard">!!br0ken!!<text:change-start text:change-id="ct107202391611792"/></text:p>
      <text:h text:style-name="Heading_20_3" text:outline-level="3"><text:change-end text:change-id="ct10720239161179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1">Byte 0</text:p>
            </table:table-cell>
            <table:table-cell table:style-name="ReadCommandTable.A1" office:value-type="string">
              <text:p text:style-name="P1">Byte 1</text:p>
              <text:p text:style-name="P1"/>
            </table:table-cell>
            <table:table-cell table:style-name="ReadCommandTable.A1" office:value-type="string">
              <text:p text:style-name="P1">Byte 2<text:change text:change-id="ct107202389572880"/><text:change-start text:change-id="ct107202389573504"/>-<text:change-end text:change-id="ct107202389573504"/>5</text:p>
            </table:table-cell>
            <table:table-cell table:style-name="ReadCommandTable.A1" office:value-type="string">
              <text:p text:style-name="P1">Byte 6<text:line-break/>(optional)</text:p>
            </table:table-cell>
            <table:table-cell table:style-name="ReadCommandTable.E1" office:value-type="string">
              <text:p text:style-name="P1">Byte 7/6</text:p>
            </table:table-cell>
          </table:table-row>
        </table:table-header-rows>
        <table:table-row>
          <table:table-cell table:style-name="ReadCommandTable.A2" office:value-type="string">
            <text:p text:style-name="P6">0x20</text:p>
          </table:table-cell>
          <table:table-cell table:style-name="ReadCommandTable.A2" office:value-type="string">
            <text:p text:style-name="P6">0x40 Space in byte 6<text:line-break/>0x41 Space 0xFD<text:line-break/>0x42 Space 0xFE<text:line-break/>0x43 Space 0xFF </text:p>
          </table:table-cell>
          <table:table-cell table:style-name="ReadCommandTable.A2" office:value-type="string">
            <text:p text:style-name="P2">Starting Address</text:p>
          </table:table-cell>
          <table:table-cell table:style-name="ReadCommandTable.A2" office:value-type="string">
            <text:p text:style-name="P2">Address Space</text:p>
          </table:table-cell>
          <table:table-cell table:style-name="ReadCommandTable.E2" office:value-type="string">
            <text:p text:style-name="P2">Read Count (1<text:change text:change-id="ct107202389558112"/><text:change-start text:change-id="ct107202389573296"/> <text:change-end text:change-id="ct107202389573296"/><text:change-start text:change-id="ct107202389573712"/>–<text:change-end text:change-id="ct107202389573712"/><text:change-start text:change-id="ct107202389573088"/> <text:span text:style-name="T1">6</text:span><text:change-end text:change-id="ct107202389573088"/><text:change-start text:change-id="ct107202391590576"/><text:span text:style-name="T1">4 bytes</text:span><text:change-end text:change-id="ct107202391590576"/><text:change text:change-id="ct107202387441616"/>)</text:p>
            <text:p text:style-name="P2">Upper bit reserved, must be ignored</text:p>
          </table:table-cell>
        </table:table-row>
      </table:table>
      <text:p text:style-name="Standard"/>
      <text:h text:style-name="Heading_20_3" text:outline-level="3">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1">Byte 0</text:p>
            </table:table-cell>
            <table:table-cell table:style-name="Table4.A1" office:value-type="string">
              <text:p text:style-name="P1">Byte 1</text:p>
            </table:table-cell>
            <table:table-cell table:style-name="Table4.A1" office:value-type="string">
              <text:p text:style-name="P1">Byte 2<text:change text:change-id="ct107202389538768"/><text:change-start text:change-id="ct107202389569344"/>-<text:change-end text:change-id="ct107202389569344"/>5</text:p>
            </table:table-cell>
            <table:table-cell table:style-name="Table4.A1" office:value-type="string">
              <text:p text:style-name="P1">Byte 6<text:line-break/>(optional)</text:p>
            </table:table-cell>
            <table:table-cell table:style-name="Table4.E1" office:value-type="string">
              <text:p text:style-name="P3"><text:change text:change-id="ct107202389570384"/><text:change-start text:change-id="ct107202385302864"/>Remaining Bytes</text:p>
              <text:p text:style-name="P3">(in network order, top to bottom)<text:change-end text:change-id="ct107202385302864"/></text:p>
            </table:table-cell>
          </table:table-row>
        </table:table-header-rows>
        <table:table-row>
          <table:table-cell table:style-name="Table4.A2" table:number-rows-spanned="2" office:value-type="string">
            <text:p text:style-name="P6">0x20</text:p>
          </table:table-cell>
          <table:table-cell table:style-name="Table4.A2" office:value-type="string">
            <text:p text:style-name="P6">OK status:</text:p>
            <text:p text:style-name="P6">0x50 Space in byte 6<text:line-break/>0x51 Space 0xFD<text:line-break/>0x52 Space 0xFE<text:line-break/>0x53 Space 0xFF </text:p>
          </table:table-cell>
          <table:table-cell table:style-name="Table4.A2" table:number-rows-spanned="2" office:value-type="string">
            <text:p text:style-name="P2">Starting Address<text:change text:change-id="ct107202387442240"/></text:p>
          </table:table-cell>
          <table:table-cell table:style-name="Table4.A2" table:number-rows-spanned="2" office:value-type="string">
            <text:p text:style-name="P2">Address Space<text:change text:change-id="ct107202385346544"/></text:p>
          </table:table-cell>
          <table:table-cell table:style-name="Table4.E2" office:value-type="string">
            <text:p text:style-name="P2">Data (1<text:change text:change-id="ct107202387454304"/><text:change-start text:change-id="ct107202387474896"/> – <text:span text:style-name="T1">64 bytes</text:span><text:change-end text:change-id="ct107202387474896"/>)<text:change-start text:change-id="ct106652629561984"/><office:annotation><dc:creator>Unknown Author</dc:creator><dc:date>2015-02-15T20:57:23.449470000</dc:date><text:p text:style-name="P55"><text:span text:style-name="T18">Upper bit reserved, must be ignored. <text:s/></text:span></text:p></office:annotation><text:change-end text:change-id="ct106652629561984"/></text:p>
          </table:table-cell>
        </table:table-row>
        <table:table-row>
          <table:covered-table-cell/>
          <table:table-cell table:style-name="Table4.A2" office:value-type="string">
            <text:p text:style-name="P6">Failure status:</text:p>
            <text:p text:style-name="P6">0x58 Space in byte 6<text:line-break/>0x59 Space 0xFD<text:line-break/>0x5A Space 0xFE<text:line-break/>0x5B Space 0xFF </text:p>
          </table:table-cell>
          <table:covered-table-cell/>
          <table:covered-table-cell/>
          <table:table-cell table:style-name="Table4.E2" office:value-type="string">
            <text:list xml:id="list212236980443723" text:continue-list="list4605018850717657174" text:style-name="L1">
              <text:list-item>
                <text:p text:style-name="P4">Error Code <text:change text:change-id="ct107202387469280"/>(two bytes)<text:change text:change-id="ct107202389558944"/></text:p>
              </text:list-item>
              <text:list-item>
                <text:p text:style-name="P4"><text:change text:change-id="ct107202387472400"/>optional zero-terminated message string<text:change-start text:change-id="ct107202389544592"/> <text:span text:style-name="T1">(0 – 63 bytes)</text:span><text:change-end text:change-id="ct107202389544592"/></text:p>
              </text:list-item>
            </text:list>
          </table:table-cell>
        </table:table-row>
      </table:table>
      <text:p text:style-name="Standard"/>
      <text:h text:style-name="Heading_20_3" text:outline-level="3"><text:soft-page-break/>Read <text:change-start text:change-id="ct107202389544800"/><text:span text:style-name="T1">Stream </text:span><text:change-end text:change-id="ct107202389544800"/>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Byte 0</text:p>
            </table:table-cell>
            <table:table-cell table:style-name="Table8.A1" office:value-type="string">
              <text:p text:style-name="P1">Byte 1</text:p>
            </table:table-cell>
            <table:table-cell table:style-name="Table8.A1" office:value-type="string">
              <text:p text:style-name="P1">Byte<text:span text:style-name="T2">s</text:span> 2-<text:span text:style-name="T2">5</text:span></text:p>
            </table:table-cell>
            <table:table-cell table:style-name="Table8.A1" office:value-type="string">
              <text:p text:style-name="P1">Byte 6<text:line-break/>(optional)</text:p>
            </table:table-cell>
            <table:table-cell table:style-name="Table8.E1" office:value-type="string">
              <text:p text:style-name="P1">Remaining Bytes<text:change-start text:change-id="ct107202387475104"/></text:p>
              <text:p text:style-name="P3">(in network order, top to bottom)<text:change-end text:change-id="ct107202387475104"/></text:p>
            </table:table-cell>
          </table:table-row>
        </table:table-header-rows>
        <table:table-row>
          <table:table-cell table:style-name="Table8.A2" office:value-type="string">
            <text:p text:style-name="P6">0x20</text:p>
          </table:table-cell>
          <table:table-cell table:style-name="Table8.A2" office:value-type="string">
            <text:p text:style-name="P6"><text:change-start text:change-id="ct107202389566848"/>0x<text:span text:style-name="T1">6</text:span>0 Space in byte 6<text:line-break/>0x<text:span text:style-name="T1">6</text:span>1 Space 0xFD<text:line-break/>0x<text:span text:style-name="T1">6</text:span>2 Space 0xFE<text:line-break/>0x<text:span text:style-name="T1">6</text:span>3 Space 0xFF <text:change-end text:change-id="ct107202389566848"/><text:change text:change-id="ct107202387470528"/></text:p>
          </table:table-cell>
          <table:table-cell table:style-name="Table8.A2" office:value-type="string">
            <text:p text:style-name="P2">Starting Address</text:p>
          </table:table-cell>
          <table:table-cell table:style-name="Table8.A2" office:value-type="string">
            <text:p text:style-name="P2">Address Space</text:p>
          </table:table-cell>
          <table:table-cell table:style-name="Table8.E2" office:value-type="string">
            <text:list xml:id="list1621294549532821158" text:style-name="L31">
              <text:list-item>
                <text:p text:style-name="P41">Read Count (4 bytes)<text:change-start text:change-id="ct107202387459712"/></text:p>
              </text:list-item>
              <text:list-item>
                <text:p text:style-name="P33"><text:change-end text:change-id="ct107202387459712"/><text:change text:change-id="ct107202387472192"/><text:change-start text:change-id="ct107202387471984"/>Destination Stream ID (1 byte)<text:change-end text:change-id="ct107202387471984"/></text:p>
              </text:list-item>
            </text:list>
          </table:table-cell>
        </table:table-row>
      </table:table>
      <text:p text:style-name="Standard"/>
      <text:h text:style-name="Heading_20_3" text:outline-level="3">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1">Byte 0</text:p>
            </table:table-cell>
            <table:table-cell table:style-name="Table23.A1" office:value-type="string">
              <text:p text:style-name="P1">Byte 1</text:p>
            </table:table-cell>
            <table:table-cell table:style-name="Table23.A1" office:value-type="string">
              <text:p text:style-name="P1">Byte<text:change-start text:change-id="ct107202385316176"/><text:span text:style-name="T1">s</text:span><text:change-end text:change-id="ct107202385316176"/> 2<text:change text:change-id="ct107202387468448"/><text:change-start text:change-id="ct107202387475520"/>-<text:span text:style-name="T1">5</text:span><text:change-end text:change-id="ct107202387475520"/></text:p>
            </table:table-cell>
            <table:table-cell table:style-name="Table23.A1" office:value-type="string">
              <text:p text:style-name="P1">Byte 6<text:line-break/>(optional)</text:p>
            </table:table-cell>
            <table:table-cell table:style-name="Table23.E1" office:value-type="string">
              <text:p text:style-name="P9"><text:change text:change-id="ct107202387475728"/><text:change-start text:change-id="ct107202389535856"/>Remaining Bytes<text:change-end text:change-id="ct107202389535856"/><text:change-start text:change-id="ct107202389536064"/></text:p>
              <text:p text:style-name="P3">(in network order, top to bottom)<text:change-end text:change-id="ct107202389536064"/></text:p>
            </table:table-cell>
          </table:table-row>
        </table:table-header-rows>
        <table:table-row>
          <table:table-cell table:style-name="Table23.A2" table:number-rows-spanned="2" office:value-type="string">
            <text:p text:style-name="P6">0x20</text:p>
          </table:table-cell>
          <table:table-cell table:style-name="Table23.A2" office:value-type="string">
            <text:p text:style-name="P6">OK status:</text:p>
            <text:p text:style-name="P6">0x70 Space in byte 6<text:line-break/>0x71 Space 0xFD<text:line-break/>0x72 Space 0xFE<text:line-break/>0x73 Space 0xFF </text:p>
          </table:table-cell>
          <table:table-cell table:style-name="Table23.A2" table:number-rows-spanned="2" office:value-type="string">
            <text:p text:style-name="P2">Starting Address<text:change text:change-id="ct107202389548544"/></text:p>
          </table:table-cell>
          <table:table-cell table:style-name="Table23.A2" table:number-rows-spanned="2" office:value-type="string">
            <text:p text:style-name="P2">Address Space<text:change text:change-id="ct107202387469696"/></text:p>
          </table:table-cell>
          <table:table-cell table:style-name="Table23.E2" office:value-type="string">
            <text:list xml:id="list212237100675385" text:continue-list="list212236653554497" text:style-name="L2">
              <text:list-item>
                <text:p text:style-name="P10">Read Count <text:change text:change-id="ct107202387471568"/>(4 bytes)<text:change text:change-id="ct107202387471776"/></text:p>
              </text:list-item>
              <text:list-item>
                <text:p text:style-name="P10">Source Stream ID<text:change text:change-id="ct107202387460960"/><text:change-start text:change-id="ct107202389548752"/> <text:change-end text:change-id="ct107202389548752"/>(1 byte)</text:p>
              </text:list-item>
            </text:list>
          </table:table-cell>
        </table:table-row>
        <table:table-row>
          <table:covered-table-cell/>
          <table:table-cell table:style-name="Table23.A2" office:value-type="string">
            <text:p text:style-name="P6">Failure status:</text:p>
            <text:p text:style-name="P6">0x78 Space in byte 6<text:line-break/>0x79 Space 0xFD<text:line-break/>0x7A Space 0xFE<text:line-break/>0x7BSpace 0xFF </text:p>
          </table:table-cell>
          <table:covered-table-cell/>
          <table:covered-table-cell/>
          <table:table-cell table:style-name="Table23.E2" office:value-type="string">
            <text:list xml:id="list212237801546527" text:continue-list="list4314400067549462337" text:style-name="L3">
              <text:list-item>
                <text:p text:style-name="P11">Error Code<text:change text:change-id="ct107202389571008"/><text:change-start text:change-id="ct107202389571216"/> <text:change-end text:change-id="ct107202389571216"/>(<text:change text:change-id="ct107202389571424"/><text:change-start text:change-id="ct107202389567264"/><text:span text:style-name="T1">2 </text:span><text:change-end text:change-id="ct107202389567264"/>bytes)<text:change text:change-id="ct107202387483840"/></text:p>
              </text:list-item>
              <text:list-item>
                <text:p text:style-name="P11"><text:change text:change-id="ct107202387466784"/>optional zero-terminated message string<text:change-start text:change-id="ct107202389539392"/> <text:span text:style-name="T1">(0</text:span><text:change-end text:change-id="ct107202389539392"/><text:change-start text:change-id="ct107202389539184"/><text:span text:style-name="T1"> </text:span><text:change-end text:change-id="ct107202389539184"/><text:change-start text:change-id="ct107202387468032"/><text:span text:style-name="T1">–</text:span><text:change-end text:change-id="ct107202387468032"/><text:change-start text:change-id="ct107202387468240"/><text:span text:style-name="T1"> </text:span><text:change-end text:change-id="ct107202387468240"/><text:change-start text:change-id="ct107202387470736"/><text:span text:style-name="T1">63 bytes)</text:span><text:change-end text:change-id="ct107202387470736"/></text:p>
              </text:list-item>
            </text:list>
          </table:table-cell>
        </table:table-row>
      </table:table>
      <text:p text:style-name="Standard"/>
      <text:h text:style-name="Heading_20_3" text:outline-level="3">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Byte 0</text:p>
            </table:table-cell>
            <table:table-cell table:style-name="Table5.A1" office:value-type="string">
              <text:p text:style-name="P1">Byte 1</text:p>
            </table:table-cell>
            <table:table-cell table:style-name="Table5.A1" office:value-type="string">
              <text:p text:style-name="P1">Byte 2<text:change text:change-id="ct107202389537520"/><text:change-start text:change-id="ct107202389537728"/>-<text:change-end text:change-id="ct107202389537728"/>5</text:p>
            </table:table-cell>
            <table:table-cell table:style-name="Table5.A1" office:value-type="string">
              <text:p text:style-name="P1">Byte 6<text:line-break/>(optional)</text:p>
            </table:table-cell>
            <table:table-cell table:style-name="Table5.E1" office:value-type="string">
              <text:p text:style-name="P1">Remaining Bytes</text:p>
            </table:table-cell>
          </table:table-row>
        </table:table-header-rows>
        <table:table-row>
          <table:table-cell table:style-name="Table5.A2" office:value-type="string">
            <text:p text:style-name="P6">0x20</text:p>
          </table:table-cell>
          <table:table-cell table:style-name="Table5.A2" office:value-type="string">
            <text:p text:style-name="P6">0x00 Space in byte 6<text:line-break/>0x01 Space 0xFD<text:line-break/>0x02 Space 0xFE<text:line-break/>0x03 Space 0xFF </text:p>
          </table:table-cell>
          <table:table-cell table:style-name="Table5.A2" office:value-type="string">
            <text:p text:style-name="P2">Starting Address</text:p>
          </table:table-cell>
          <table:table-cell table:style-name="Table5.A2" office:value-type="string">
            <text:p text:style-name="P2">Address Space</text:p>
          </table:table-cell>
          <table:table-cell table:style-name="Table5.E2" office:value-type="string">
            <text:p text:style-name="P2">Data (1<text:change text:change-id="ct107202387474064"/><text:change-start text:change-id="ct107202387455344"/> – <text:span text:style-name="T1">64 </text:span><text:change-end text:change-id="ct107202387455344"/><text:change text:change-id="ct107202387476768"/>bytes)<text:change-start text:change-id="ct106652633678704"/><office:annotation><dc:creator>Unknown Author</dc:creator><dc:date>2015-02-15T20:58:10.246725000</dc:date><text:p text:style-name="P55"><text:span text:style-name="T18">Upper bit reserved, must be ignored. <text:s/></text:span></text:p></office:annotation><text:change-end text:change-id="ct106652633678704"/></text:p>
          </table:table-cell>
        </table:table-row>
      </table:table>
      <text:p text:style-name="Standard"/>
      <text:h text:style-name="Heading_20_3" text:outline-level="3"><text:soft-page-break/>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Byte 0</text:p>
            </table:table-cell>
            <table:table-cell table:style-name="Table2.A1" office:value-type="string">
              <text:p text:style-name="P1">Byte 1</text:p>
            </table:table-cell>
            <table:table-cell table:style-name="Table2.A1" office:value-type="string">
              <text:p text:style-name="P1">Byte 2<text:change text:change-id="ct107202387473024"/><text:change-start text:change-id="ct107202387473232"/>-<text:change-end text:change-id="ct107202387473232"/>5</text:p>
            </table:table-cell>
            <table:table-cell table:style-name="Table2.A1" office:value-type="string">
              <text:p text:style-name="P1">Byte 6<text:line-break/>(optional)</text:p>
            </table:table-cell>
            <table:table-cell table:style-name="Table2.E1" office:value-type="string">
              <text:p text:style-name="P1">Remaining Bytes<text:change-start text:change-id="ct107202387475312"/></text:p>
              <text:p text:style-name="P3">(in network order, <text:change-end text:change-id="ct107202387475312"/><text:change-start text:change-id="ct107202389566640"/>top to bottom)<text:change-end text:change-id="ct107202389566640"/></text:p>
            </table:table-cell>
          </table:table-row>
        </table:table-header-rows>
        <table:table-row>
          <table:table-cell table:style-name="Table2.A2" table:number-rows-spanned="2" office:value-type="string">
            <text:p text:style-name="P6">0x20</text:p>
          </table:table-cell>
          <table:table-cell table:style-name="Table2.A2" office:value-type="string">
            <text:p text:style-name="P6">OK status:</text:p>
            <text:p text:style-name="P6">0x10 Space in byte 6<text:line-break/>0x11 Space 0xFD<text:line-break/>0x12 Space 0xFE<text:line-break/>0x13 Space 0xFF </text:p>
          </table:table-cell>
          <table:table-cell table:style-name="Table2.A2" table:number-rows-spanned="2" office:value-type="string">
            <text:p text:style-name="P2">Starting Address<text:change text:change-id="ct107202387441824"/></text:p>
          </table:table-cell>
          <table:table-cell table:style-name="Table2.A2" table:number-rows-spanned="2" office:value-type="string">
            <text:p text:style-name="P2">Address Space<text:change text:change-id="ct107202389570176"/></text:p>
          </table:table-cell>
          <table:table-cell table:style-name="Table2.E2" office:value-type="string">
            <text:p text:style-name="P2">(None)</text:p>
          </table:table-cell>
        </table:table-row>
        <table:table-row>
          <table:covered-table-cell/>
          <table:table-cell table:style-name="Table2.A2" office:value-type="string">
            <text:p text:style-name="P6">Failure status:</text:p>
            <text:p text:style-name="P6">0x18 Space in byte 6<text:line-break/>0x19 Space 0xFD<text:line-break/>0x1A Space 0xFE<text:line-break/>0x1B Space 0xFF </text:p>
          </table:table-cell>
          <table:covered-table-cell/>
          <table:covered-table-cell/>
          <table:table-cell table:style-name="Table2.E2" office:value-type="string">
            <text:list xml:id="list212238140132059" text:continue-list="list4254034265510329941" text:style-name="L4">
              <text:list-item>
                <text:p text:style-name="P12">Error Code<text:change text:change-id="ct107202389567472"/><text:change-start text:change-id="ct107202389567680"/> <text:change-end text:change-id="ct107202389567680"/>(two bytes)<text:change text:change-id="ct107202389567888"/></text:p>
              </text:list-item>
              <text:list-item>
                <text:p text:style-name="P12"><text:change text:change-id="ct107202387469904"/>optional zero-terminated message string<text:change-start text:change-id="ct107202387470112"/> <text:span text:style-name="T14">(0 – 63 bytes)</text:span><text:change-end text:change-id="ct107202387470112"/></text:p>
              </text:list-item>
            </text:list>
          </table:table-cell>
        </table:table-row>
      </table:table>
      <text:p text:style-name="Standard"/>
      <text:h text:style-name="Heading_20_3" text:outline-level="3">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Byte 0</text:p>
            </table:table-cell>
            <table:table-cell table:style-name="Table6.A1" office:value-type="string">
              <text:p text:style-name="P1">Byte 1</text:p>
            </table:table-cell>
            <table:table-cell table:style-name="Table6.A1" office:value-type="string">
              <text:p text:style-name="P1">Byte 2<text:change text:change-id="ct107202387476560"/><text:change-start text:change-id="ct107202387473856"/>-<text:change-end text:change-id="ct107202387473856"/>5</text:p>
            </table:table-cell>
            <table:table-cell table:style-name="Table6.A1" office:value-type="string">
              <text:p text:style-name="P1">Byte 6<text:line-break/>(optional)</text:p>
            </table:table-cell>
            <table:table-cell table:style-name="Table6.E1" office:value-type="string">
              <text:p text:style-name="P1">Remainder</text:p>
            </table:table-cell>
          </table:table-row>
        </table:table-header-rows>
        <table:table-row>
          <table:table-cell table:style-name="Table6.A2" office:value-type="string">
            <text:p text:style-name="P6">0x20</text:p>
          </table:table-cell>
          <table:table-cell table:style-name="Table6.A2" office:value-type="string">
            <text:p text:style-name="P6">0x08 Space in byte 6<text:line-break/>0x09 Space 0xFD<text:line-break/>0x0A Space 0xFE<text:line-break/>0x0B Space 0xFF </text:p>
          </table:table-cell>
          <table:table-cell table:style-name="Table6.A2" office:value-type="string">
            <text:p text:style-name="P2">Starting Address</text:p>
          </table:table-cell>
          <table:table-cell table:style-name="Table6.A2" office:value-type="string">
            <text:p text:style-name="P2">Address Space</text:p>
          </table:table-cell>
          <table:table-cell table:style-name="Table6.E2" office:value-type="string">
            <text:p text:style-name="P2">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h text:style-name="Heading_20_3" text:outline-level="3">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1">Byte 0</text:p>
            </table:table-cell>
            <table:table-cell table:style-name="Table7.A1" office:value-type="string">
              <text:p text:style-name="P1">Byte 1</text:p>
            </table:table-cell>
            <table:table-cell table:style-name="Table7.A1" office:value-type="string">
              <text:p text:style-name="P1">Byte 2<text:change text:change-id="ct107202387473648"/><text:change-start text:change-id="ct107202387473440"/>-<text:change-end text:change-id="ct107202387473440"/>5</text:p>
            </table:table-cell>
            <table:table-cell table:style-name="Table7.A1" office:value-type="string">
              <text:p text:style-name="P1">Byte 6<text:line-break/>(optional)</text:p>
            </table:table-cell>
            <table:table-cell table:style-name="Table7.E1" office:value-type="string">
              <text:p text:style-name="P1">Remainder</text:p>
            </table:table-cell>
          </table:table-row>
        </table:table-header-rows>
        <table:table-row>
          <table:table-cell table:style-name="Table7.A2" office:value-type="string">
            <text:p text:style-name="P6">0x20</text:p>
          </table:table-cell>
          <table:table-cell table:style-name="Table7.A2" office:value-type="string">
            <text:p text:style-name="P6">0x20 Space in byte 6<text:line-break/>0x21 Space 0xFD<text:line-break/>0x22 Space 0xFE<text:line-break/>0x23 Space 0xFF </text:p>
          </table:table-cell>
          <table:table-cell table:style-name="Table7.A2" office:value-type="string">
            <text:p text:style-name="P2">Starting Address</text:p>
          </table:table-cell>
          <table:table-cell table:style-name="Table7.A2" office:value-type="string">
            <text:p text:style-name="P2">Address Space</text:p>
          </table:table-cell>
          <table:table-cell table:style-name="Table7.E2" office:value-type="string">
            <text:p text:style-name="P2">Source Stream ID <text:change text:change-id="ct107202389566016"/>(1 byte)</text:p>
          </table:table-cell>
        </table:table-row>
      </table:table>
      <text:h text:style-name="Heading_20_3" text:outline-level="3"><text:soft-page-break/>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Byte 0</text:p>
            </table:table-cell>
            <table:table-cell table:style-name="Table3.A1" office:value-type="string">
              <text:p text:style-name="P1">Byte 1</text:p>
            </table:table-cell>
            <table:table-cell table:style-name="Table3.A1" office:value-type="string">
              <text:p text:style-name="P1">Byte 2<text:change text:change-id="ct107202389566224"/><text:change-start text:change-id="ct107202387475936"/>-<text:change-end text:change-id="ct107202387475936"/>5</text:p>
            </table:table-cell>
            <table:table-cell table:style-name="Table3.A1" office:value-type="string">
              <text:p text:style-name="P1">Byte 6<text:line-break/>(optional)</text:p>
            </table:table-cell>
            <table:table-cell table:style-name="Table3.E1" office:value-type="string">
              <text:p text:style-name="P1">Remaining Bytes<text:change-start text:change-id="ct107202387476144"/></text:p>
              <text:p text:style-name="P3">(in network order, top to bottom)<text:change-end text:change-id="ct107202387476144"/></text:p>
            </table:table-cell>
          </table:table-row>
        </table:table-header-rows>
        <table:table-row>
          <table:table-cell table:style-name="Table3.A2" table:number-rows-spanned="2" office:value-type="string">
            <text:p text:style-name="P6">0x20</text:p>
          </table:table-cell>
          <table:table-cell table:style-name="Table3.A2" office:value-type="string">
            <text:p text:style-name="P6">OK status:</text:p>
            <text:p text:style-name="P6">0x30 Space in byte 6<text:line-break/>0x31 Space 0xFD<text:line-break/>0x32 Space 0xFE<text:line-break/>0x33 Space 0xFF </text:p>
          </table:table-cell>
          <table:table-cell table:style-name="Table3.A2" table:number-rows-spanned="2" office:value-type="string">
            <text:p text:style-name="P2">Starting Address<text:change text:change-id="ct107202389565808"/></text:p>
          </table:table-cell>
          <table:table-cell table:style-name="Table3.A2" table:number-rows-spanned="2" office:value-type="string">
            <text:p text:style-name="P2">Address Space<text:change text:change-id="ct107202389537936"/></text:p>
          </table:table-cell>
          <table:table-cell table:style-name="Table3.E2" office:value-type="string">
            <text:p text:style-name="P2">(None)</text:p>
          </table:table-cell>
        </table:table-row>
        <table:table-row>
          <table:covered-table-cell/>
          <table:table-cell table:style-name="Table3.A2" office:value-type="string">
            <text:p text:style-name="P6">Failure status:</text:p>
            <text:p text:style-name="P6">0x38 Space in byte 6<text:line-break/>0x39 Space 0xFD<text:line-break/>0x3A Space 0xFE<text:line-break/>0x3B Space 0xFF </text:p>
          </table:table-cell>
          <table:covered-table-cell/>
          <table:covered-table-cell/>
          <table:table-cell table:style-name="Table3.E2" office:value-type="string">
            <text:list xml:id="list212237735700872" text:continue-list="list333817411375274481" text:style-name="L5">
              <text:list-item>
                <text:p text:style-name="P13">Error Code<text:change text:change-id="ct107202389538144"/><text:change-start text:change-id="ct107202389538352"/> <text:change-end text:change-id="ct107202389538352"/>(two bytes)<text:change text:change-id="ct107202387478016"/></text:p>
              </text:list-item>
              <text:list-item>
                <text:p text:style-name="P13"><text:change text:change-id="ct107202387477808"/><text:change-start text:change-id="ct107202387477600"/><text:span text:style-name="T15">o</text:span><text:change-end text:change-id="ct107202387477600"/>ptional zero-terminated message string<text:change-start text:change-id="ct107202387476976"/> <text:span text:style-name="T15">(0 – 63 bytes)</text:span><text:change-end text:change-id="ct107202387476976"/></text:p>
              </text:list-item>
            </text:list>
          </table:table-cell>
        </table:table-row>
      </table:table>
      <text:p text:style-name="Standard"/>
      <text:p text:style-name="Standard"/>
      <text:h text:style-name="Heading_20_3" text:outline-level="3">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1">Byte 0</text:p>
            </table:table-cell>
            <table:table-cell table:style-name="Table9.B1" office:value-type="string">
              <text:p text:style-name="P1">Byte 1<text:change-start text:change-id="ct106102877861072"/><office:annotation><dc:creator>Unknown Author</dc:creator><dc:date>2015-02-15T20:59:33.299718000</dc:date><text:list text:style-name=""><text:list-item><text:p text:style-name="P53"><text:span text:style-name="T18">? shrink table to left. </text:span></text:p></text:list-item></text:list></office:annotation><text:change-end text:change-id="ct106102877861072"/></text:p>
            </table:table-cell>
          </table:table-row>
        </table:table-header-rows>
        <table:table-row>
          <table:table-cell table:style-name="Table9.A2" office:value-type="string">
            <text:p text:style-name="P6">0x20</text:p>
          </table:table-cell>
          <table:table-cell table:style-name="Table9.B2" office:value-type="string">
            <text:p text:style-name="P6">0x80</text:p>
          </table:table-cell>
        </table:table-row>
      </table:table>
      <text:p text:style-name="Standard"/>
      <text:h text:style-name="Heading_20_3" text:outline-level="3">Get Configuration Reply</text:h>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column table:style-name="Table10.G"/>
        <table:table-header-rows>
          <table:table-row>
            <table:table-cell table:style-name="Table10.A1" office:value-type="string">
              <text:p text:style-name="P1">Byte 0</text:p>
            </table:table-cell>
            <table:table-cell table:style-name="Table10.A1" office:value-type="string">
              <text:p text:style-name="P1">Byte 1</text:p>
            </table:table-cell>
            <table:table-cell table:style-name="Table10.A1" office:value-type="string">
              <text:p text:style-name="P1">Byte 2<text:change text:change-id="ct107202387478432"/><text:change-start text:change-id="ct107202387479056"/>-<text:change-end text:change-id="ct107202387479056"/>3</text:p>
            </table:table-cell>
            <table:table-cell table:style-name="Table10.A1" office:value-type="string">
              <text:p text:style-name="P1">Byte 4</text:p>
            </table:table-cell>
            <table:table-cell table:style-name="Table10.A1" office:value-type="string">
              <text:p text:style-name="P1">Byte 5</text:p>
            </table:table-cell>
            <table:table-cell table:style-name="Table10.A1" office:value-type="string">
              <text:p text:style-name="P1">Byte 6<text:line-break/>(Optional)</text:p>
            </table:table-cell>
            <table:table-cell table:style-name="Table10.G1" office:value-type="string">
              <text:p text:style-name="P1">Remainder<text:line-break/>(Optional)</text:p>
            </table:table-cell>
          </table:table-row>
        </table:table-header-rows>
        <table:table-row>
          <table:table-cell table:style-name="Table10.A2" office:value-type="string">
            <text:p text:style-name="P6">0x20</text:p>
          </table:table-cell>
          <table:table-cell table:style-name="Table10.A2" office:value-type="string">
            <text:p text:style-name="P6">0x82</text:p>
          </table:table-cell>
          <table:table-cell table:style-name="Table10.A2" office:value-type="string">
            <text:p text:style-name="P6">Available Commands</text:p>
          </table:table-cell>
          <table:table-cell table:style-name="Table10.A2" office:value-type="string">
            <text:p text:style-name="P6">Write Lengths</text:p>
          </table:table-cell>
          <table:table-cell table:style-name="Table10.A2" office:value-type="string">
            <text:p text:style-name="P6">Highest Address Space</text:p>
          </table:table-cell>
          <table:table-cell table:style-name="Table10.A2" office:value-type="string">
            <text:p text:style-name="P6">Lowest Address Space</text:p>
          </table:table-cell>
          <table:table-cell table:style-name="Table10.G2" office:value-type="string">
            <text:p text:style-name="P6">Name String</text:p>
          </table:table-cell>
        </table:table-row>
      </table:table>
      <text:p text:style-name="Standard"/>
      <text:h text:style-name="Heading_20_3" text:outline-level="3">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Byte 0</text:p>
            </table:table-cell>
            <table:table-cell table:style-name="Table11.A1" office:value-type="string">
              <text:p text:style-name="P1">Byte 1</text:p>
            </table:table-cell>
            <table:table-cell table:style-name="Table11.C1" office:value-type="string">
              <text:p text:style-name="P1">Byte 2</text:p>
            </table:table-cell>
          </table:table-row>
        </table:table-header-rows>
        <table:table-row>
          <table:table-cell table:style-name="Table11.A2" office:value-type="string">
            <text:p text:style-name="P6">0x20</text:p>
          </table:table-cell>
          <table:table-cell table:style-name="Table11.A2" office:value-type="string">
            <text:p text:style-name="P6">0x84</text:p>
          </table:table-cell>
          <table:table-cell table:style-name="Table11.C2" office:value-type="string">
            <text:p text:style-name="P6">Address Space</text:p>
          </table:table-cell>
        </table:table-row>
      </table:table>
      <text:p text:style-name="Standard"/>
      <text:h text:style-name="Heading_20_3" text:outline-level="3">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header-rows>
          <table:table-row>
            <table:table-cell table:style-name="Table12.A1" office:value-type="string">
              <text:p text:style-name="P1">Byte 0</text:p>
            </table:table-cell>
            <table:table-cell table:style-name="Table12.A1" office:value-type="string">
              <text:p text:style-name="P1">Byte 1</text:p>
            </table:table-cell>
            <table:table-cell table:style-name="Table12.A1" office:value-type="string">
              <text:p text:style-name="P1">Byte 2</text:p>
            </table:table-cell>
            <table:table-cell table:style-name="Table12.A1" office:value-type="string">
              <text:p text:style-name="P1">Byte 3<text:change text:change-id="ct107202387478224"/><text:change-start text:change-id="ct107202389542304"/>-<text:change-end text:change-id="ct107202389542304"/>6</text:p>
            </table:table-cell>
            <table:table-cell table:style-name="Table12.A1" office:value-type="string">
              <text:p text:style-name="P1">Byte 7</text:p>
            </table:table-cell>
            <table:table-cell table:style-name="Table12.A1" office:value-type="string">
              <text:p text:style-name="P1">Byte 8<text:change text:change-id="ct107202387478640"/><text:change-start text:change-id="ct107202387478848"/>-<text:change-end text:change-id="ct107202387478848"/>11</text:p>
            </table:table-cell>
            <table:table-cell table:style-name="Table12.G1" office:value-type="string">
              <text:p text:style-name="P1">Byte 12</text:p>
            </table:table-cell>
          </table:table-row>
        </table:table-header-rows>
        <table:table-row>
          <table:table-cell table:style-name="Table12.A2" office:value-type="string">
            <text:p text:style-name="P6">0x20</text:p>
          </table:table-cell>
          <table:table-cell table:style-name="Table12.A2" office:value-type="string">
            <text:p text:style-name="P6">0x86</text:p>
          </table:table-cell>
          <table:table-cell table:style-name="Table12.A2" office:value-type="string">
            <text:p text:style-name="P2">Address Space</text:p>
          </table:table-cell>
          <table:table-cell table:style-name="Table12.A2" office:value-type="string">
            <text:p text:style-name="P2">Highest Address</text:p>
          </table:table-cell>
          <table:table-cell table:style-name="Table12.A2" office:value-type="string">
            <text:p text:style-name="P2">Flags</text:p>
          </table:table-cell>
          <table:table-cell table:style-name="Table12.A2" office:value-type="string">
            <text:p text:style-name="P2">Lowest Address</text:p>
          </table:table-cell>
          <table:table-cell table:style-name="Table12.G2" office:value-type="string">
            <text:p text:style-name="P2">Description</text:p>
          </table:table-cell>
        </table:table-row>
      </table:table>
      <text:p text:style-name="Standard"/>
      <text:h text:style-name="Heading_20_3" text:outline-level="3">Freeze Command</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Byte 0</text:p>
            </table:table-cell>
            <table:table-cell table:style-name="Table13.A1" office:value-type="string">
              <text:p text:style-name="P1">Byte 1</text:p>
            </table:table-cell>
            <table:table-cell table:style-name="Table13.C1" office:value-type="string">
              <text:p text:style-name="P1">Byte 2</text:p>
            </table:table-cell>
          </table:table-row>
        </table:table-header-rows>
        <table:table-row>
          <table:table-cell table:style-name="Table13.A2" office:value-type="string">
            <text:p text:style-name="P6">0x20</text:p>
          </table:table-cell>
          <table:table-cell table:style-name="Table13.A2" office:value-type="string">
            <text:p text:style-name="P6">0xA1</text:p>
          </table:table-cell>
          <table:table-cell table:style-name="Table13.C2" office:value-type="string">
            <text:p text:style-name="P6">Address Space</text:p>
          </table:table-cell>
        </table:table-row>
      </table:table>
      <text:p text:style-name="Standard"><text:soft-page-break/></text:p>
      <text:h text:style-name="Heading_20_3" text:outline-level="3">Unfreeze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Byte 0</text:p>
            </table:table-cell>
            <table:table-cell table:style-name="Table14.A1" office:value-type="string">
              <text:p text:style-name="P1">Byte 1</text:p>
            </table:table-cell>
            <table:table-cell table:style-name="Table14.C1" office:value-type="string">
              <text:p text:style-name="P1">Byte 2</text:p>
            </table:table-cell>
          </table:table-row>
        </table:table-header-rows>
        <table:table-row>
          <table:table-cell table:style-name="Table14.A2" office:value-type="string">
            <text:p text:style-name="P6">0x20</text:p>
          </table:table-cell>
          <table:table-cell table:style-name="Table14.A2" office:value-type="string">
            <text:p text:style-name="P6">0xA0</text:p>
          </table:table-cell>
          <table:table-cell table:style-name="Table14.C2" office:value-type="string">
            <text:p text:style-name="P6">Address Space</text:p>
          </table:table-cell>
        </table:table-row>
      </table:table>
      <text:p text:style-name="Standard"/>
      <text:h text:style-name="Heading_20_3" text:outline-level="3">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Byte 0</text:p>
            </table:table-cell>
            <table:table-cell table:style-name="Table15.A1" office:value-type="string">
              <text:p text:style-name="P1">Byte 1</text:p>
            </table:table-cell>
            <table:table-cell table:style-name="Table15.C1" office:value-type="string">
              <text:p text:style-name="P1">Byte 2<text:change text:change-id="ct107202387479888"/><text:change-start text:change-id="ct107202389541888"/>-<text:change-end text:change-id="ct107202389541888"/>7</text:p>
            </table:table-cell>
          </table:table-row>
        </table:table-header-rows>
        <table:table-row>
          <table:table-cell table:style-name="Table15.A2" office:value-type="string">
            <text:p text:style-name="P6">0x20</text:p>
          </table:table-cell>
          <table:table-cell table:style-name="Table15.A2" office:value-type="string">
            <text:p text:style-name="P6">0x88</text:p>
          </table:table-cell>
          <table:table-cell table:style-name="Table15.C2" office:value-type="string">
            <text:p text:style-name="P2">Reserving Node ID</text:p>
          </table:table-cell>
        </table:table-row>
      </table:table>
      <text:p text:style-name="Standard"/>
      <text:h text:style-name="Heading_20_3" text:outline-level="3">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Byte 0</text:p>
            </table:table-cell>
            <table:table-cell table:style-name="Table16.A1" office:value-type="string">
              <text:p text:style-name="P1">Byte 1</text:p>
            </table:table-cell>
            <table:table-cell table:style-name="Table16.C1" office:value-type="string">
              <text:p text:style-name="P1">Byte 2<text:change text:change-id="ct107202389542096"/><text:change-start text:change-id="ct107202387479472"/>-<text:change-end text:change-id="ct107202387479472"/>7</text:p>
            </table:table-cell>
          </table:table-row>
        </table:table-header-rows>
        <table:table-row>
          <table:table-cell table:style-name="Table16.A2" office:value-type="string">
            <text:p text:style-name="P6">0x20</text:p>
          </table:table-cell>
          <table:table-cell table:style-name="Table16.A2" office:value-type="string">
            <text:p text:style-name="P6">0x8A</text:p>
          </table:table-cell>
          <table:table-cell table:style-name="Table16.C2" office:value-type="string">
            <text:p text:style-name="P2">Reserved Node ID<text:change-start text:change-id="ct107202389562272"/><office:annotation><dc:creator>Unknown Author</dc:creator><dc:date>2015-02-15T21:00:17.516084000</dc:date><text:list text:continue-numbering="true" text:style-name=""><text:list-item><text:p text:style-name="P53"><text:span text:style-name="T18">Centering is not consistent .. </text:span></text:p></text:list-item></text:list></office:annotation><text:change-end text:change-id="ct107202389562272"/></text:p>
          </table:table-cell>
        </table:table-row>
      </table:table>
      <text:p text:style-name="Standard"/>
      <text:h text:style-name="Heading_20_3" text:outline-level="3">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Byte 0</text:p>
            </table:table-cell>
            <table:table-cell table:style-name="Table17.A1" office:value-type="string">
              <text:p text:style-name="P1">Byte 1</text:p>
            </table:table-cell>
            <table:table-cell table:style-name="Table17.C1" office:value-type="string">
              <text:p text:style-name="P1">Byte 2</text:p>
            </table:table-cell>
          </table:table-row>
        </table:table-header-rows>
        <table:table-row>
          <table:table-cell table:style-name="Table17.A2" office:value-type="string">
            <text:p text:style-name="P6">0x20</text:p>
          </table:table-cell>
          <table:table-cell table:style-name="Table17.A2" office:value-type="string">
            <text:p text:style-name="P6">0x8C</text:p>
          </table:table-cell>
          <table:table-cell table:style-name="Table17.C2" office:value-type="string">
            <text:p text:style-name="P6">Number requested (1-8, 3 bits); upper bits reserved and must be ignored</text:p>
          </table:table-cell>
        </table:table-row>
      </table:table>
      <text:p text:style-name="Standard"/>
      <text:h text:style-name="Heading_20_3" text:outline-level="3">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Byte 0</text:p>
            </table:table-cell>
            <table:table-cell table:style-name="Table18.A1" office:value-type="string">
              <text:p text:style-name="P1">Byte 1</text:p>
            </table:table-cell>
            <table:table-cell table:style-name="Table18.C1" office:value-type="string">
              <text:p text:style-name="P1">Remainder</text:p>
            </table:table-cell>
          </table:table-row>
        </table:table-header-rows>
        <table:table-row>
          <table:table-cell table:style-name="Table18.A2" office:value-type="string">
            <text:p text:style-name="P6">0x20</text:p>
          </table:table-cell>
          <table:table-cell table:style-name="Table18.A2" office:value-type="string">
            <text:p text:style-name="P6">0x8D</text:p>
          </table:table-cell>
          <table:table-cell table:style-name="Table18.C2" office:value-type="string">
            <text:p text:style-name="P6">1-8 requested EventIDs, a total of 8-64 bytes</text:p>
          </table:table-cell>
        </table:table-row>
      </table:table>
      <text:p text:style-name="Standard"/>
      <text:h text:style-name="Heading_20_3" text:outline-level="3">Indicate Command</text:h>
      <table:table table:name="Table19" table:style-name="Table19">
        <table:table-column table:style-name="Table19.A"/>
        <table:table-column table:style-name="Table19.B"/>
        <table:table-header-rows>
          <table:table-row>
            <table:table-cell table:style-name="Table19.A1" office:value-type="string">
              <text:p text:style-name="P1">Byte 0</text:p>
            </table:table-cell>
            <table:table-cell table:style-name="Table19.B1" office:value-type="string">
              <text:p text:style-name="P1">Byte 1</text:p>
            </table:table-cell>
          </table:table-row>
        </table:table-header-rows>
        <table:table-row>
          <table:table-cell table:style-name="Table19.A2" office:value-type="string">
            <text:p text:style-name="P6">0x20</text:p>
          </table:table-cell>
          <table:table-cell table:style-name="Table19.B2" office:value-type="string">
            <text:p text:style-name="P6">0xA3 on<text:line-break/>0xA2 off</text:p>
          </table:table-cell>
        </table:table-row>
      </table:table>
      <text:p text:style-name="Standard"/>
      <text:h text:style-name="Heading_20_3" text:outline-level="3">Update Complete Command</text:h>
      <table:table table:name="Table20" table:style-name="Table20">
        <table:table-column table:style-name="Table20.A"/>
        <table:table-column table:style-name="Table20.B"/>
        <table:table-header-rows>
          <table:table-row>
            <table:table-cell table:style-name="Table20.A1" office:value-type="string">
              <text:p text:style-name="P1">Byte 0</text:p>
            </table:table-cell>
            <table:table-cell table:style-name="Table20.B1" office:value-type="string">
              <text:p text:style-name="P1">Byte 1</text:p>
            </table:table-cell>
          </table:table-row>
        </table:table-header-rows>
        <table:table-row>
          <table:table-cell table:style-name="Table20.A2" office:value-type="string">
            <text:p text:style-name="P6">0x20</text:p>
          </table:table-cell>
          <table:table-cell table:style-name="Table20.B2" office:value-type="string">
            <text:p text:style-name="P6">0xA8</text:p>
          </table:table-cell>
        </table:table-row>
      </table:table>
      <text:p text:style-name="Standard"/>
      <text:h text:style-name="Heading_20_3" text:outline-level="3">Reset/Reboot Command</text:h>
      <table:table table:name="Table21" table:style-name="Table21">
        <table:table-column table:style-name="Table21.A"/>
        <table:table-column table:style-name="Table21.B"/>
        <table:table-header-rows>
          <table:table-row>
            <table:table-cell table:style-name="Table21.A1" office:value-type="string">
              <text:p text:style-name="P1">Byte 0</text:p>
            </table:table-cell>
            <table:table-cell table:style-name="Table21.B1" office:value-type="string">
              <text:p text:style-name="P1">Byte 1</text:p>
            </table:table-cell>
          </table:table-row>
        </table:table-header-rows>
        <table:table-row>
          <table:table-cell table:style-name="Table21.A2" office:value-type="string">
            <text:p text:style-name="P6">0x20</text:p>
          </table:table-cell>
          <table:table-cell table:style-name="Table21.B2" office:value-type="string">
            <text:p text:style-name="P6">0xA9</text:p>
          </table:table-cell>
        </table:table-row>
      </table:table>
      <text:p text:style-name="Standard"/>
      <text:h text:style-name="Heading_20_3" text:outline-level="3"><text:soft-page-break/>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Byte 0</text:p>
            </table:table-cell>
            <table:table-cell table:style-name="Table22.A1" office:value-type="string">
              <text:p text:style-name="P1">Byte 1</text:p>
            </table:table-cell>
            <table:table-cell table:style-name="Table22.C1" office:value-type="string">
              <text:p text:style-name="P1">Byte 2<text:change text:change-id="ct107202387479680"/><text:change-start text:change-id="ct107202387480096"/>-<text:change-end text:change-id="ct107202387480096"/>7</text:p>
            </table:table-cell>
          </table:table-row>
        </table:table-header-rows>
        <table:table-row>
          <table:table-cell table:style-name="Table22.A2" office:value-type="string">
            <text:p text:style-name="P6">0x20</text:p>
          </table:table-cell>
          <table:table-cell table:style-name="Table22.A2" office:value-type="string">
            <text:p text:style-name="P6">0xAA</text:p>
          </table:table-cell>
          <table:table-cell table:style-name="Table22.C2" office:value-type="string">
            <text:p text:style-name="P2">Node ID</text:p>
          </table:table-cell>
        </table:table-row>
      </table:table>
      <text:p text:style-name="Standard"/>
      <text:h text:style-name="Heading_20_2" text:outline-level="2">Operations</text:h>
      <text:h text:style-name="Heading_20_3" text:outline-level="3">Read, Read-Reply</text:h>
      <text:p text:style-name="Standard">In reply to the datagram containing a Read command, the receiving node shall set <text:span text:style-name="T7">the</text:span> Reply Pending bit in the Datagram Received OK message. <text:s/>The receiving node may, but is not required to, include a specific timeout interval in the Datagram Received OK message. </text:p>
      <text:p text:style-name="Standard">If the interval is provided and has elapsed without a Read Reply message being returned, the node requesting the Read operation may, but is not required to, repeat the request.</text:p>
      <text:p text:style-name="Standard">Attempts to read from an invalid location, either outside the available address range in an<text:change-start text:change-id="ct106102875869168"/><office:annotation><dc:creator>Unknown Author</dc:creator><dc:date>2015-02-15T21:01:47.039355000</dc:date><text:list text:continue-numbering="true" text:style-name=""><text:list-item><text:p text:style-name="P53"><text:span text:style-name="T18">a</text:span></text:p></text:list-item></text:list></office:annotation><text:change-end text:change-id="ct106102875869168"/> valid address space, or from an invalid address space, still require a returning a Read Reply datagram with an data length of zero. </text:p>
      <text:p text:style-name="Standard">In general, a read reply may provide less than the requested data, but always <text:change-start text:change-id="ct106102877851920"/><office:annotation><dc:creator>Unknown Author</dc:creator><dc:date>2015-02-15T21:02:39.975040000</dc:date><text:list text:continue-numbering="true" text:style-name=""><text:list-item><text:p text:style-name="P53"><text:span text:style-name="T18">will provide </text:span></text:p></text:list-item></text:list></office:annotation><text:change-end text:change-id="ct106102877851920"/>at least one byte if it's a valid read. The maximum read request is 64 bytes when reading via datagrams. When reading via streams, any length up to 0xFF,FF,FF,FF (4GB-1) can be requested; a length of 0x0 means “read forever” or until the end of the address space.</text:p>
      <text:p text:style-name="Standard"><office:annotation office:name="__Annotation__16539_1289875315"><dc:creator>Unknown Author</dc:creator><dc:date>2015-02-15T21:03:59.387112000</dc:date><text:list text:continue-numbering="true" text:style-name=""><text:list-item><text:p text:style-name="P53"><text:span text:style-name="T18">Do you mean 'Sending'?</text:span></text:p></text:list-item></text:list></office:annotation>Reading<text:change-start text:change-id="ct107202389560608"/><office:annotation-end office:name="__Annotation__16539_1289875315"/><text:change-end text:change-id="ct107202389560608"/> at least one byte, but less than the requested amount, due to the length of the address space is not considered an error.</text:p>
      <text:p text:style-name="Standard">If the full number of bytes cannot be read for any reason other than the size of the address space, or if no bytes can be read, the Read Reply shall have the Fail bit set and include an error code instead of the requested data.</text:p>
      <text:h text:style-name="Heading_20_3" text:outline-level="3">Read Stream, Read Stream Reply</text:h>
      <text:p text:style-name="Standard">Very similar to Read,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Standard">The four bytes of read length are sent most-significant byte first.</text:p>
      <text:h text:style-name="Heading_20_3" text:outline-level="3">Write, Write Reply</text:h>
      <text:p text:style-name="Standard">If the write operation can be done immediately and succeeds, only the Datagram Received OK message reply to the Write Command datagram is returned. The Reply Pending bit is not set in the Datagram Received OK reply.</text:p>
      <text:p text:style-name="Standard">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later by the receiving node sending a Write Reply datagram with either OK or Fail set. If Fail is set, the error code shall be included. The optional message string may be, but is not required to be, included.</text:p>
      <text:p text:style-name="Standard"><text:soft-page-break/>If a timeout interval was provided and has elapsed without a Write Reply message being returned, the node requesting the Write operation may, but is not required to, repeat the request.</text:p>
      <text:h text:style-name="Heading_20_3" text:outline-level="3">Write Stream, Write Stream Reply</text:h>
      <text:p text:style-name="Standard">Write Stream is followed by a stream initialization using the specified Stream ID. <text:s/>Once that completes, the Write Reply can be returned. <office:annotation><dc:creator>Jim Kueneman</dc:creator><dc:date>2015-02-09T06:33:11</dc:date><text:p><text:span text:style-name="T17">TODO when streams are implemented: Needs careful consideration of whether delayed reply should be used here, and how, exactly</text:span></text:p></office:annotation></text:p>
      <text:h text:style-name="Heading_20_3" text:outline-level="3"><text:bookmark text:name="discovery"/><text:bookmark-start text:name="__RefHeading__2729_1915845353"/><text:bookmark-start text:name="__RefNumPara__2731_1915845353"/>Get Configuration Options Reply<text:bookmark-end text:name="__RefHeading__2729_1915845353"/><text:bookmark-end text:name="__RefNumPara__2731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6685925387700597192" text:style-name="L32">
        <text:list-item>
          <text:p text:style-name="P46">Available operations mask (2 bytes, bit coded): Indicate which operations are available so the using software can know whether convenience operations (which are not possible on some hardware) are available.</text:p>
          <text:list>
            <text:list-item>
              <text:p text:style-name="P46">0x8000 Write under mask supported</text:p>
            </text:list-item>
            <text:list-item>
              <text:p text:style-name="P46">0x4000 Unaligned reads supported. If not set, reads have to start on an address with the low bits, as given by the data size, all zero. For example a 4-byte write must have the low two address bits zero.</text:p>
            </text:list-item>
            <text:list-item>
              <text:p text:style-name="P46">0x2000 Unaligned writes supported. If not set, reads have to start on an address with the low bits, as given by the data size, all zero. For example a 4-byte write must have the low two address bits zero.</text:p>
            </text:list-item>
            <text:list-item>
              <text:p text:style-name="P46">0x0800 Read from address space 0xFC available (this is the manufacturer part of Abbreviated CDI)</text:p>
            </text:list-item>
            <text:list-item>
              <text:p text:style-name="P46">0x0400 Read from address space 0xFB available (this is the user-entered part of Abbreviated CDI)</text:p>
            </text:list-item>
            <text:list-item>
              <text:p text:style-name="P46">0x0200 Write to address space 0xFB available (this is the user-entered part of Abbreviated CDI)</text:p>
            </text:list-item>
            <text:list-item>
              <text:p text:style-name="P46">Others reserved, must be ignored on receipt and sent as zero.</text:p>
            </text:list-item>
          </text:list>
        </text:list-item>
        <text:list-item>
          <text:p text:style-name="P46">Write lengths supported (One byte, bit coded): (provided for devices that can only write certain sizes to memory) (at least one bit must be set)</text:p>
          <text:list>
            <text:list-item>
              <text:p text:style-name="P46">0x80 1 byte write</text:p>
            </text:list-item>
            <text:list-item>
              <text:p text:style-name="P46">0x40 2 byte write</text:p>
            </text:list-item>
            <text:list-item>
              <text:p text:style-name="P46">0x20 4 byte writes</text:p>
            </text:list-item>
            <text:list-item>
              <text:p text:style-name="P46">0x10 64 byte writes (full datagram, but not 63 bytes or arbitrary length, just exactly 64)</text:p>
            </text:list-item>
            <text:list-item>
              <text:p text:style-name="P46">0x02 arbitrary writes of any length OK</text:p>
            </text:list-item>
            <text:list-item>
              <text:p text:style-name="P46">0x01 stream writes supported (stream support will identify buffer size)</text:p>
            </text:list-item>
            <text:list-item>
              <text:p text:style-name="P46"><text:soft-page-break/>Others reserved, must be ignored on receipt and sent as zero.</text:p>
            </text:list-item>
          </text:list>
        </text:list-item>
      </text:list>
      <text:list xml:id="list3273658491310888920" text:style-name="L33">
        <text:list-item>
          <text:p text:style-name="P47">Highest Address Space (byte): Highest <office:annotation office:name="__Annotation__16594_1289875315"><dc:creator>Unknown Author</dc:creator><dc:date>2015-02-15T21:07:09.198673000</dc:date><text:list text:style-name=""><text:list-item><text:p text:style-name="P53"><text:span text:style-name="T18">numbered</text:span></text:p></text:list-item></text:list></office:annotation>number<text:change-start text:change-id="ct107202389567056"/><office:annotation-end office:name="__Annotation__16594_1289875315"/><text:change-end text:change-id="ct107202389567056"/> space available. Not all <text:change-start text:change-id="ct106652629543472"/><office:annotation><dc:creator>Unknown Author</dc:creator><dc:date>2015-02-15T21:07:36.131708000</dc:date><text:list text:continue-numbering="true" text:style-name=""><text:list-item><text:p text:style-name="P53"><text:span text:style-name="T18">spaces</text:span></text:p></text:list-item></text:list></office:annotation><text:change-end text:change-id="ct106652629543472"/>up to that need be available, but sparse allocation will slow down the process as “Get Address Space Information” is needed to determine whether they are present.</text:p>
        </text:list-item>
      </text:list>
      <text:list xml:id="list8835738428745717194" text:style-name="L34">
        <text:list-item>
          <text:p text:style-name="P48">Lowest Address spaces (byte): Lowest <office:annotation office:name="__Annotation__16595_1289875315"><dc:creator>Unknown Author</dc:creator><dc:date>2015-02-15T21:08:11.273985000</dc:date><text:list text:style-name=""><text:list-item><text:p text:style-name="P53"><text:span text:style-name="T18">numbered</text:span></text:p></text:list-item></text:list></office:annotation>number<text:change-start text:change-id="ct105553128406864"/><office:annotation-end office:name="__Annotation__16595_1289875315"/><text:change-end text:change-id="ct105553128406864"/>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3" text:outline-level="3">Get Address Space Information Reply</text:h>
      <text:p text:style-name="Standard">To ease automated access, a configuring node can inquire about the address spaces in the being-configured node. Whether or not the address space is present, a reply is required.</text:p>
      <text:list xml:id="list5008958493756015326" text:style-name="L35">
        <text:list-item>
          <text:p text:style-name="P49">Present: This is carried in the lowest bit of the command byte, just below the reply bit</text:p>
          <text:list>
            <text:list-item>
              <text:p text:style-name="P49">0x01 == 1: Present. == 0 not present.</text:p>
            </text:list-item>
          </text:list>
        </text:list-item>
        <text:list-item>
          <text:p text:style-name="P49">Space ID –<office:annotation office:name="__Annotation__16597_1289875315"><dc:creator>Unknown Author</dc:creator><dc:date>2015-02-15T21:10:47.067288000</dc:date><text:p text:style-name="P54"><text:span text:style-name="T18"><text:s text:c="2"/></text:span><text:span text:style-name="T18">identifies to which request this reply is respomding. <text:s/>??</text:span></text:p></office:annotation> provided to identify request this reply is in response to<text:change-start text:change-id="ct107202389557904"/><office:annotation-end office:name="__Annotation__16597_1289875315"/><text:change-end text:change-id="ct107202389557904"/></text:p>
        </text:list-item>
        <text:list-item>
          <text:p text:style-name="P49">Highest Address (4 bytes)</text:p>
        </text:list-item>
        <text:list-item>
          <text:p text:style-name="P49">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49">Lowest Address (4 bytes) – optional, omit if zero, as that will let reply fit in single CAN frame; if present, “non-zero lowest address” bit in prior byte must be 1.</text:p>
        </text:list-item>
        <text:list-item>
          <text:p text:style-name="P49">Description (variable length) – optional null-terminated string giving the user-readable name of this space</text:p>
        </text:list-item>
      </text:list>
      <text:h text:style-name="Heading_20_3" text:outline-level="3">Lock/Reserve and Freeze/Unfreeze</text:h>
      <text:p text:style-name="Standard"><office:annotation office:name="__Annotation__16599_1289875315"><dc:creator>Unknown Author</dc:creator><dc:date>2015-02-15T21:17:05.119714000</dc:date><text:p text:style-name="P54"><text:span text:style-name="T18">In general, an OpenLCB node can ... </text:span></text:p></office:annotation>An OpenLCB node can, in general, <text:change-start text:change-id="ct107202389563312"/><office:annotation-end office:name="__Annotation__16599_1289875315"/><text:change-end text:change-id="ct107202389563312"/>be configured while the network and even the node itself is operating. </text:p>
      <text:p text:style-name="Standard"><office:annotation office:name="__Annotation__16600_1289875315"><dc:creator>Unknown Author</dc:creator><dc:date>2015-02-15T21:18:19.908145000</dc:date><text:list text:style-name=""><text:list-item><text:p text:style-name="P53"><text:span text:style-name="T18">Should these paragraphs be in the TN?</text:span></text:p></text:list-item></text:list></office:annotation>Code can be simpl<text:change-start text:change-id="ct106102875856480"/><office:annotation-end office:name="__Annotation__16600_1289875315"/><text:change-end text:change-id="ct106102875856480"/>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ext:soft-page-break/>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3" text:outline-level="3">Get Unique EventID</text:h>
      <text:p text:style-name="Standard">Nodes <text:change-start text:change-id="ct107202389562480"/><office:annotation><dc:creator>Unknown Author</dc:creator><dc:date>2015-02-15T21:20:19.889950000</dc:date><text:list text:continue-numbering="true" text:style-name=""><text:list-item><text:p text:style-name="P53"><text:span text:style-name="T18">'shall' or 'may' <text:s/>???</text:span></text:p></text:list-item></text:list></office:annotation><text:change-end text:change-id="ct107202389562480"/>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3" text:outline-level="3">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text:change-start text:change-id="ct105553119962096"/><office:annotation><dc:creator>Unknown Author</dc:creator><dc:date>2015-02-15T21:21:40.182469000</dc:date><text:list text:continue-numbering="true" text:style-name=""><text:list-item><text:p text:style-name="P53"><text:span text:style-name="T18">This all seems TN-ish, too. <text:s/></text:span></text:p></text:list-item></text:list></office:annotation><text:change-end text:change-id="ct105553119962096"/>sn't specify <text:span text:style-name="T12">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3" text:outline-level="3"><text:bookmark text:name="indicate"/>Indicate</text:h>
      <text:p text:style-name="Standard">(This is likely to move to a separate protocol; note that “indicate” and “ident” are completely different things, with “ident” in a separate protocol already)<office:annotation><dc:creator>Jim Kueneman</dc:creator><dc:date>2015-02-09T06:40:16</dc:date><text:p text:style-name="P56"><text:span text:style-name="T17">Getting Direction from Bob on this.</text:span></text:p></office:annotation></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0"><text:s/>1 Introduction (Informative)<text:tab/>1</text:p>
          <text:p text:style-name="P30"><text:s/>2 Intended Use (Informative)<text:tab/>1</text:p>
          <text:p text:style-name="P30"><text:s/>3 References and Context (Normative)<text:tab/>1</text:p>
          <text:p text:style-name="P30"><text:s/>4 Protocol (Normative)<text:tab/>1</text:p>
          <text:p text:style-name="P28"><text:s/>4.1 Address Space Size<text:tab/>1</text:p>
          <text:p text:style-name="P28"><text:s/>4.2 Address Space Selection<text:tab/>2</text:p>
          <text:p text:style-name="P28"><text:s/>4.3 Message Formats<text:tab/>2</text:p>
          <text:p text:style-name="P29"><text:s/>4.3.1 Error Handling<text:tab/>2</text:p>
          <text:p text:style-name="P29"><text:s/>4.3.2 Read Command<text:tab/>2</text:p>
          <text:p text:style-name="P29"><text:s/>4.3.3 Read Reply<text:tab/>3</text:p>
          <text:p text:style-name="P29"><text:s/>4.3.4 Read Stream Command<text:tab/>3</text:p>
          <text:p text:style-name="P29"><text:s/>4.3.5 Read Stream Reply<text:tab/>3</text:p>
          <text:p text:style-name="P29"><text:s/>4.3.6 Write Command<text:tab/>4</text:p>
          <text:p text:style-name="P29"><text:s/>4.3.7 Write Reply<text:tab/>4</text:p>
          <text:p text:style-name="P29"><text:s/>4.3.8 Write Under Mask Command<text:tab/>4</text:p>
          <text:p text:style-name="P29"><text:s/>4.3.9 Write Stream Command<text:tab/>4</text:p>
          <text:p text:style-name="P29"><text:s/>4.3.10 Write Stream Reply<text:tab/>5</text:p>
          <text:p text:style-name="P29"><text:s/>4.3.11 Get Configuration Options Command<text:tab/>5</text:p>
          <text:p text:style-name="P29"><text:s/>4.3.12 Get Configuration Reply<text:tab/>5</text:p>
          <text:p text:style-name="P29"><text:s/>4.3.13 Get Address Space Information Command<text:tab/>5</text:p>
          <text:p text:style-name="P29"><text:s/>4.3.14 Get Address Space Information Reply<text:tab/>5</text:p>
          <text:p text:style-name="P29"><text:s/>4.3.15 Freeze Command<text:tab/>6</text:p>
          <text:p text:style-name="P29"><text:s/>4.3.16 Unfreeze Command<text:tab/>6</text:p>
          <text:p text:style-name="P29"><text:s/>4.3.17 Lock/Reserve Command<text:tab/>6</text:p>
          <text:p text:style-name="P29"><text:s/>4.3.18 Lock/Reserve Reply<text:tab/>6</text:p>
          <text:p text:style-name="P29"><text:s/>4.3.19 Get Unique ID Command<text:tab/>6</text:p>
          <text:p text:style-name="P29"><text:s/>4.3.20 Get Unique ID Reply<text:tab/>6</text:p>
          <text:p text:style-name="P29"><text:s/>4.3.21 Indicate Command<text:tab/>6</text:p>
          <text:p text:style-name="P29"><text:s/>4.3.22 Update Complete Command<text:tab/>6</text:p>
          <text:p text:style-name="P29"><text:s/>4.3.23 Reset/Reboot Command<text:tab/>7</text:p>
          <text:p text:style-name="P29"><text:s/>4.3.24 Reinitialize/Factory Reset Command<text:tab/>7</text:p>
          <text:p text:style-name="P28"><text:s/>4.4 Operations<text:tab/>7</text:p>
          <text:p text:style-name="P29"><text:s/>4.4.1 Read, Read-Reply<text:tab/>7</text:p>
          <text:p text:style-name="P29"><text:s/>4.4.2 Read Stream, Read Stream Reply<text:tab/>7</text:p>
          <text:p text:style-name="P29"><text:s/>4.4.3 Write, Write Reply<text:tab/>7</text:p>
          <text:p text:style-name="P29"><text:s/>4.4.4 Write Stream, Write Stream Reply<text:tab/>8</text:p>
          <text:p text:style-name="P29"><text:s/>4.4.5 Get Configuration Options Reply<text:tab/>8</text:p>
          <text:p text:style-name="P29"><text:s/>4.4.6 Get Address Space Information Reply<text:tab/>9</text:p>
          <text:p text:style-name="P29"><text:s/>4.4.7 Lock/Reserve and Freeze/Unfreeze<text:tab/>9</text:p>
          <text:p text:style-name="P29"><text:s/>4.4.8 Get Unique EventID<text:tab/>10</text:p>
          <text:p text:style-name="P29"><text:s/>4.4.9 Update Complete/Reset/Reboot/Reinitialize<text:tab/>10</text:p>
          <text:p text:style-name="P29"><text:s/>4.4.10 Indicate<text:tab/>10</text:p>
        </text:index-body>
      </text:table-of-conten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2" svg:font-family="OpenSymbol, 'Arial Unicode MS'"/>
    <style:font-face style:name="Tahoma4" svg:font-family="Tahoma"/>
    <style:font-face style:name="TimesNewRomanPSMT" svg:font-family="TimesNewRomanPSMT"/>
    <style:font-face style:name="Courier New" svg:font-family="'Courier New'" style:font-family-generic="modern"/>
    <style:font-face style:name="F" svg:font-family="" style:font-family-generic="roman"/>
    <style:font-face style:name="Times New Roman1" svg:font-family="'Times New Roman'" style:font-family-generic="roman"/>
    <style:font-face style:name=".Lucida Grande UI" svg:font-family="'.Lucida Grande UI'" style:font-family-generic="swiss"/>
    <style:font-face style:name="Tahoma1" svg:font-family="Tahoma" style:font-family-generic="swiss"/>
    <style:font-face style:name="Courier New1" svg:font-family="'Courier New'" style:font-family-generic="modern" style:font-pitch="fixed"/>
    <style:font-face style:name="Arial Unicode MS2" svg:font-family="'Arial Unicode MS'"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4"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4"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font-name="Arial1" fo:font-size="16pt" style:font-size-asian="16pt" style:font-size-complex="16pt"/>
    </style:style>
    <style:style style:name="MP7"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448) translate (0.177083333333333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Configuration Standard</text:p>
      </style:header>
      <style:footer>
        <text:p text:style-name="MP4"><text:span text:style-name="Page_20_Number"><text:span text:style-name="MT2">Copyright </text:span></text:span><text:span text:style-name="Page_20_Number"><text:span text:style-name="MT3">201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75" text:date-value="2015-02-15T21:22:36.094160769">Feb 15,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448) translate (0.00972222222222222in 5.410460411198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Configur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5T21:22:36.102751800">Feb 15,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text:span></text:span><text:span text:style-name="Page_20_Number"><text:span text:style-name="MT3">201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1</text:page-count></text:span></text:span><text:span text:style-name="Page_20_Number"><text:span text:style-name="MT5"> - </text:span></text:span><text:span text:style-name="Page_20_Number"><text:span text:style-name="MT2"><text:date style:data-style-name="N75" text:date-value="2015-02-15T21:22:36.104158703">Feb 15,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168</meta:editing-cycles>
    <meta:editing-duration>P1DT16H20M4S</meta:editing-duration>
    <meta:generator>LibreOffice/4.4.0.3$MacOSX_X86_64 LibreOffice_project/de093506bcdc5fafd9023ee680b8c60e3e0645d7</meta:generator>
    <dc:date>2015-02-15T21:22:36.004183000</dc:date>
    <meta:keyword>Memory Configuration</meta:keyword>
    <meta:document-statistic meta:table-count="24" meta:image-count="1" meta:object-count="0" meta:page-count="11" meta:paragraph-count="370" meta:word-count="3347" meta:character-count="19590" meta:non-whitespace-character-count="16533"/>
    <meta:user-defined meta:name="Info 1"/>
    <meta:user-defined meta:name="Info 2"/>
    <meta:user-defined meta:name="Info 3"/>
    <meta:user-defined meta:name="Info 4"/>
  </office:meta>
</office:document-meta>
</file>